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9000000ECD68EC08ABC32A1A1.png" manifest:media-type="image/png"/>
  <manifest:file-entry manifest:full-path="Pictures/10000201000000C8000000C8F2961C25E9250083.png" manifest:media-type="image/png"/>
  <manifest:file-entry manifest:full-path="Pictures/1000020100000115000000929F39F28081C3C95E.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270000006A4D8F512B069D3906.png" manifest:media-type="image/png"/>
  <manifest:file-entry manifest:full-path="Pictures/10000201000001F4000001431D1FA70CB4689DCF.png" manifest:media-type="image/png"/>
  <manifest:file-entry manifest:full-path="Pictures/10000201000000F4000000A2417E6D4BE5490930.png" manifest:media-type="image/png"/>
  <manifest:file-entry manifest:full-path="Pictures/100002010000011A0000011133225A2E296AFDEC.png" manifest:media-type="image/png"/>
  <manifest:file-entry manifest:full-path="Pictures/10000201000001EF000000947892703E3B7E48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2" svg:font-family="Consolas" style:font-adornments="Bold" style:font-family-generic="modern" style:font-pitch="fixed"/>
    <style:font-face style:name="Consolas1"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22" style:family="table">
      <style:table-properties style:width="6.9271in" fo:margin-left="0in" table:align="left"/>
    </style:style>
    <style:style style:name="Table22.A" style:family="table-column">
      <style:table-column-properties style:column-width="0.875in"/>
    </style:style>
    <style:style style:name="Table22.B" style:family="table-column">
      <style:table-column-properties style:column-width="6.0521in"/>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382in" fo:border="none" style:writing-mode="page">
        <style:background-image/>
      </style:table-cell-properties>
    </style:style>
    <style:style style:name="Table22.B1" style:family="table-cell">
      <style:table-cell-properties fo:background-color="transparent" fo:padding="0.0382in" fo:border="none" style:writing-mode="page">
        <style:background-image/>
      </style:table-cell-properties>
    </style:style>
    <style:style style:name="Table22.B2" style:family="table-cell">
      <style:table-cell-properties fo:background-color="transparent" fo:padding="0.0382in" fo:border="none" style:writing-mode="page">
        <style:background-image/>
      </style:table-cell-properties>
    </style:style>
    <style:style style:name="Table22.B3" style:family="table-cell">
      <style:table-cell-properties fo:background-color="transparent" fo:padding="0.0382in" fo:border="none" style:writing-mode="page">
        <style:background-image/>
      </style:table-cell-properties>
    </style:style>
    <style:style style:name="Table23" style:family="table">
      <style:table-properties style:width="6.9271in" fo:margin-left="0in" table:align="left"/>
    </style:style>
    <style:style style:name="Table23.A" style:family="table-column">
      <style:table-column-properties style:column-width="0.875in"/>
    </style:style>
    <style:style style:name="Table23.B" style:family="table-column">
      <style:table-column-properties style:column-width="6.0521in"/>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382in" fo:border="none" style:writing-mode="page">
        <style:background-image/>
      </style:table-cell-properties>
    </style:style>
    <style:style style:name="Table23.B1" style:family="table-cell">
      <style:table-cell-properties fo:background-color="transparent" fo:padding="0.0382in" fo:border="none" style:writing-mode="page">
        <style:background-image/>
      </style:table-cell-properties>
    </style:style>
    <style:style style:name="Table23.B2" style:family="table-cell">
      <style:table-cell-properties fo:background-color="transparent" fo:padding="0.0382in" fo:border="none" style:writing-mode="page">
        <style:background-image/>
      </style:table-cell-properties>
    </style:style>
    <style:style style:name="Table23.B3" style:family="table-cell">
      <style:table-cell-properties fo:background-color="transparent" fo:padding="0.0382in" fo:border="none" style:writing-mode="page">
        <style:background-image/>
      </style:table-cell-properties>
    </style:style>
    <style:style style:name="Table24" style:family="table">
      <style:table-properties style:width="6.9271in" fo:margin-left="0in" table:align="left"/>
    </style:style>
    <style:style style:name="Table24.A" style:family="table-column">
      <style:table-column-properties style:column-width="0.875in"/>
    </style:style>
    <style:style style:name="Table24.B" style:family="table-column">
      <style:table-column-properties style:column-width="6.0521in"/>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382in" fo:border="none" style:writing-mode="page">
        <style:background-image/>
      </style:table-cell-properties>
    </style:style>
    <style:style style:name="Table24.B1" style:family="table-cell">
      <style:table-cell-properties fo:background-color="transparent" fo:padding="0.0382in" fo:border="none" style:writing-mode="page">
        <style:background-image/>
      </style:table-cell-properties>
    </style:style>
    <style:style style:name="Table24.B2" style:family="table-cell">
      <style:table-cell-properties fo:background-color="transparent" fo:padding="0.0382in" fo:border="none" style:writing-mode="page">
        <style:background-image/>
      </style:table-cell-properties>
    </style:style>
    <style:style style:name="Table24.B3" style:family="table-cell">
      <style:table-cell-properties fo:background-color="transparent" fo:padding="0.0382in" fo:border="none" style:writing-mode="page">
        <style:background-image/>
      </style:table-cell-properties>
    </style:style>
    <style:style style:name="Table28" style:family="table">
      <style:table-properties style:width="6.9271in" fo:margin-left="0in" table:align="left"/>
    </style:style>
    <style:style style:name="Table28.A" style:family="table-column">
      <style:table-column-properties style:column-width="0.875in"/>
    </style:style>
    <style:style style:name="Table28.B" style:family="table-column">
      <style:table-column-properties style:column-width="6.0521in"/>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382in" fo:border="none" style:writing-mode="page">
        <style:background-image/>
      </style:table-cell-properties>
    </style:style>
    <style:style style:name="Table28.B1" style:family="table-cell">
      <style:table-cell-properties fo:background-color="transparent" fo:padding="0.0382in" fo:border="none" style:writing-mode="page">
        <style:background-image/>
      </style:table-cell-properties>
    </style:style>
    <style:style style:name="Table28.B2" style:family="table-cell">
      <style:table-cell-properties fo:background-color="transparent" fo:padding="0.0382in" fo:border="none" style:writing-mode="page">
        <style:background-image/>
      </style:table-cell-properties>
    </style:style>
    <style:style style:name="Table28.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0.875in"/>
    </style:style>
    <style:style style:name="Table18.B" style:family="table-column">
      <style:table-column-properties style:column-width="6.05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0.875in"/>
    </style:style>
    <style:style style:name="Table19.B" style:family="table-column">
      <style:table-column-properties style:column-width="6.05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20" style:family="table">
      <style:table-properties style:width="6.9271in" fo:margin-left="0in" table:align="left"/>
    </style:style>
    <style:style style:name="Table20.A" style:family="table-column">
      <style:table-column-properties style:column-width="0.875in"/>
    </style:style>
    <style:style style:name="Table20.B" style:family="table-column">
      <style:table-column-properties style:column-width="6.0521in"/>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382in" fo:border="none" style:writing-mode="page">
        <style:background-image/>
      </style:table-cell-properties>
    </style:style>
    <style:style style:name="Table20.B1" style:family="table-cell">
      <style:table-cell-properties fo:background-color="transparent" fo:padding="0.0382in" fo:border="none" style:writing-mode="page">
        <style:background-image/>
      </style:table-cell-properties>
    </style:style>
    <style:style style:name="Table20.B2" style:family="table-cell">
      <style:table-cell-properties fo:background-color="transparent" fo:padding="0.0382in" fo:border="none" style:writing-mode="page">
        <style:background-image/>
      </style:table-cell-properties>
    </style:style>
    <style:style style:name="Table20.B3" style:family="table-cell">
      <style:table-cell-properties fo:background-color="transparent" fo:padding="0.0382in" fo:border="none" style:writing-mode="page">
        <style:background-image/>
      </style:table-cell-properties>
    </style:style>
    <style:style style:name="Table20.B4" style:family="table-cell">
      <style:table-cell-properties fo:background-color="transparent" fo:padding="0.0382in" fo:border="none" style:writing-mode="page">
        <style:background-image/>
      </style:table-cell-properties>
    </style:style>
    <style:style style:name="Table21" style:family="table">
      <style:table-properties style:width="6.9271in" fo:margin-left="0in" table:align="left"/>
    </style:style>
    <style:style style:name="Table21.A" style:family="table-column">
      <style:table-column-properties style:column-width="0.875in"/>
    </style:style>
    <style:style style:name="Table21.B" style:family="table-column">
      <style:table-column-properties style:column-width="6.0521in"/>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382in" fo:border="none" style:writing-mode="page">
        <style:background-image/>
      </style:table-cell-properties>
    </style:style>
    <style:style style:name="Table21.B1" style:family="table-cell">
      <style:table-cell-properties fo:background-color="transparent" fo:padding="0.0382in" fo:border="none" style:writing-mode="page">
        <style:background-image/>
      </style:table-cell-properties>
    </style:style>
    <style:style style:name="Table21.B2" style:family="table-cell">
      <style:table-cell-properties fo:background-color="transparent" fo:padding="0.0382in" fo:border="none" style:writing-mode="page">
        <style:background-image/>
      </style:table-cell-properties>
    </style:style>
    <style:style style:name="Table21.B3" style:family="table-cell">
      <style:table-cell-properties fo:background-color="transparent" fo:padding="0.0382in" fo:border="none" style:writing-mode="page">
        <style:background-image/>
      </style:table-cell-properties>
    </style:style>
    <style:style style:name="Table21.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25" style:family="table">
      <style:table-properties style:width="6.925in" table:align="margins" fo:background-color="transparent">
        <style:background-image/>
      </style:table-propertie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in" fo:border="none" style:writing-mode="page"/>
    </style:style>
    <style:style style:name="Table25.B1" style:family="table-cell">
      <style:table-cell-properties fo:padding="0in" fo:border="none" style:writing-mode="page"/>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in" fo:border="none" style:writing-mode="page"/>
    </style:style>
    <style:style style:name="Table27.B1" style:family="table-cell">
      <style:table-cell-properties style:vertical-align="middle" fo:padding="0in" fo:border="none" style:writing-mode="page"/>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29" style:family="table">
      <style:table-properties style:width="6.9271in" fo:margin-left="0in" table:align="left"/>
    </style:style>
    <style:style style:name="Table29.A" style:family="table-column">
      <style:table-column-properties style:column-width="0.875in"/>
    </style:style>
    <style:style style:name="Table29.B" style:family="table-column">
      <style:table-column-properties style:column-width="6.0521in"/>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382in" fo:border="none" style:writing-mode="page">
        <style:background-image/>
      </style:table-cell-properties>
    </style:style>
    <style:style style:name="Table29.B1" style:family="table-cell">
      <style:table-cell-properties fo:background-color="transparent" fo:padding="0.0382in" fo:border="none" style:writing-mode="page">
        <style:background-image/>
      </style:table-cell-properties>
    </style:style>
    <style:style style:name="Table29.B2" style:family="table-cell">
      <style:table-cell-properties fo:background-color="transparent" fo:padding="0.0382in" fo:border="none" style:writing-mode="page">
        <style:background-image/>
      </style:table-cell-properties>
    </style:style>
    <style:style style:name="Table29.B3"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350b" officeooo:paragraph-rsid="00493972"/>
    </style:style>
    <style:style style:name="P5" style:family="paragraph" style:parent-style-name="Standard">
      <style:text-properties officeooo:rsid="001aeb89" officeooo:paragraph-rsid="001aeb89"/>
    </style:style>
    <style:style style:name="P6" style:family="paragraph" style:parent-style-name="Standard">
      <style:text-properties officeooo:rsid="001b950c" officeooo:paragraph-rsid="001b950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paragraph-rsid="001e8894" style:font-size-asian="10pt" style:font-weight-asian="bold" style:font-size-complex="10pt" style:font-weight-complex="bold"/>
    </style:style>
    <style:style style:name="P9" style:family="paragraph" style:parent-style-name="Standard">
      <style:text-properties fo:font-size="10pt" fo:font-weight="bold" officeooo:paragraph-rsid="0021998d" style:font-size-asian="10pt" style:font-weight-asian="bold" style:font-size-complex="10pt" style:font-weight-complex="bold"/>
    </style:style>
    <style:style style:name="P10" style:family="paragraph" style:parent-style-name="Standard">
      <style:text-properties fo:font-size="10pt" fo:font-weight="bol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8" style:family="paragraph" style:parent-style-name="Standard">
      <style:text-properties fo:font-size="10pt" fo:font-weight="bold" officeooo:paragraph-rsid="00269931" style:font-size-asian="10pt" style:font-weight-asian="bold" style:font-size-complex="10pt" style:font-weight-complex="bold"/>
    </style:style>
    <style:style style:name="P19" style:family="paragraph" style:parent-style-name="Standard">
      <style:text-properties fo:font-size="10pt" fo:font-weight="bold" officeooo:paragraph-rsid="002728f5" style:font-size-asian="10pt" style:font-weight-asian="bold" style:font-size-complex="10pt" style:font-weight-complex="bold"/>
    </style:style>
    <style:style style:name="P20" style:family="paragraph" style:parent-style-name="Standard">
      <style:text-properties fo:font-size="10pt" fo:font-weight="bold" officeooo:paragraph-rsid="0039f0d7" style:font-size-asian="10pt" style:font-weight-asian="bold" style:font-size-complex="10pt" style:font-weight-complex="bold"/>
    </style:style>
    <style:style style:name="P21" style:family="paragraph" style:parent-style-name="Standard">
      <style:text-properties fo:font-size="10pt" fo:font-weight="bold" officeooo:paragraph-rsid="003caabc" style:font-size-asian="10pt" style:font-weight-asian="bold" style:font-size-complex="10pt" style:font-weight-complex="bold"/>
    </style:style>
    <style:style style:name="P22" style:family="paragraph" style:parent-style-name="Standard">
      <style:text-properties fo:font-size="10pt" fo:font-weight="bold" officeooo:paragraph-rsid="004e5cb0" style:font-size-asian="10pt" style:font-weight-asian="bold" style:font-size-complex="10pt" style:font-weight-complex="bold"/>
    </style:style>
    <style:style style:name="P23" style:family="paragraph" style:parent-style-name="Standard">
      <style:text-properties fo:font-size="10pt" fo:font-weight="bold" officeooo:paragraph-rsid="0052e518" style:font-size-asian="10pt" style:font-weight-asian="bold" style:font-size-complex="10pt" style:font-weight-complex="bold"/>
    </style:style>
    <style:style style:name="P24" style:family="paragraph" style:parent-style-name="Standard">
      <style:text-properties fo:font-size="10pt" fo:font-weight="bold" officeooo:paragraph-rsid="00540081" style:font-size-asian="10pt" style:font-weight-asian="bold" style:font-size-complex="10pt" style:font-weight-complex="bold"/>
    </style:style>
    <style:style style:name="P25" style:family="paragraph" style:parent-style-name="Standard">
      <style:text-properties fo:font-size="10pt" fo:font-weight="bold" officeooo:paragraph-rsid="0054ddfc" style:font-size-asian="10pt" style:font-weight-asian="bold" style:font-size-complex="10pt" style:font-weight-complex="bold"/>
    </style:style>
    <style:style style:name="P26" style:family="paragraph" style:parent-style-name="Standard">
      <style:text-properties fo:font-size="10pt" fo:font-weight="bold" officeooo:paragraph-rsid="0059eff5" style:font-size-asian="10pt" style:font-weight-asian="bold" style:font-size-complex="10pt" style:font-weight-complex="bold"/>
    </style:style>
    <style:style style:name="P27" style:family="paragraph" style:parent-style-name="Standard">
      <style:text-properties officeooo:paragraph-rsid="001e8894"/>
    </style:style>
    <style:style style:name="P28" style:family="paragraph" style:parent-style-name="Standard">
      <style:text-properties officeooo:rsid="001ffbf2" officeooo:paragraph-rsid="001ffbf2"/>
    </style:style>
    <style:style style:name="P29" style:family="paragraph" style:parent-style-name="Standard">
      <style:text-properties officeooo:paragraph-rsid="001ffbf2"/>
    </style:style>
    <style:style style:name="P30" style:family="paragraph" style:parent-style-name="Standard">
      <style:text-properties officeooo:rsid="0021998d" officeooo:paragraph-rsid="0021998d"/>
    </style:style>
    <style:style style:name="P31" style:family="paragraph" style:parent-style-name="Standard">
      <style:text-properties officeooo:paragraph-rsid="0021998d"/>
    </style:style>
    <style:style style:name="P32" style:family="paragraph" style:parent-style-name="Standard">
      <style:text-properties style:font-name="Arial1" fo:font-size="10pt" fo:font-weight="bold" style:font-size-asian="10pt" style:font-weight-asian="bold" style:font-size-complex="10pt" style:font-weight-complex="bold"/>
    </style:style>
    <style:style style:name="P33" style:family="paragraph" style:parent-style-name="Standard">
      <style:text-properties officeooo:rsid="00231e8d" officeooo:paragraph-rsid="00231e8d"/>
    </style:style>
    <style:style style:name="P34" style:family="paragraph" style:parent-style-name="Standard">
      <style:text-properties officeooo:paragraph-rsid="00231e8d"/>
    </style:style>
    <style:style style:name="P35" style:family="paragraph" style:parent-style-name="Standard">
      <style:text-properties officeooo:rsid="00269931" officeooo:paragraph-rsid="00269931"/>
    </style:style>
    <style:style style:name="P36" style:family="paragraph" style:parent-style-name="Standard">
      <style:text-properties officeooo:rsid="00269931" officeooo:paragraph-rsid="002728f5"/>
    </style:style>
    <style:style style:name="P37" style:family="paragraph" style:parent-style-name="Standard">
      <style:text-properties officeooo:rsid="00269931" officeooo:paragraph-rsid="0027ab99"/>
    </style:style>
    <style:style style:name="P38"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39" style:family="paragraph" style:parent-style-name="Standard">
      <style:text-properties fo:font-style="normal" style:font-style-asian="normal" style:font-style-complex="normal"/>
    </style:style>
    <style:style style:name="P40" style:family="paragraph" style:parent-style-name="Standard">
      <style:text-properties fo:font-style="normal" officeooo:rsid="0021998d" officeooo:paragraph-rsid="0021998d" style:font-style-asian="normal" style:font-style-complex="normal"/>
    </style:style>
    <style:style style:name="P41" style:family="paragraph" style:parent-style-name="Standard">
      <style:text-properties fo:font-style="normal" officeooo:rsid="0026405a" officeooo:paragraph-rsid="0026405a" style:font-style-asian="normal" style:font-style-complex="normal"/>
    </style:style>
    <style:style style:name="P42" style:family="paragraph" style:parent-style-name="Standard">
      <style:text-properties fo:font-style="normal" officeooo:rsid="001a350b" officeooo:paragraph-rsid="00364228" style:font-style-asian="normal" style:font-style-complex="normal"/>
    </style:style>
    <style:style style:name="P43" style:family="paragraph" style:parent-style-name="Standard">
      <style:text-properties officeooo:rsid="002ef34a" officeooo:paragraph-rsid="002ef34a"/>
    </style:style>
    <style:style style:name="P44" style:family="paragraph" style:parent-style-name="Standard">
      <style:paragraph-properties fo:text-align="center" style:justify-single-word="false"/>
      <style:text-properties officeooo:rsid="002ef34a" officeooo:paragraph-rsid="002ef34a"/>
    </style:style>
    <style:style style:name="P45" style:family="paragraph" style:parent-style-name="Standard">
      <style:text-properties officeooo:rsid="00364228" officeooo:paragraph-rsid="00364228"/>
    </style:style>
    <style:style style:name="P46" style:family="paragraph" style:parent-style-name="Standard">
      <style:text-properties officeooo:rsid="003772b5" officeooo:paragraph-rsid="003772b5"/>
    </style:style>
    <style:style style:name="P47" style:family="paragraph" style:parent-style-name="Standard">
      <style:text-properties officeooo:rsid="00378722" officeooo:paragraph-rsid="00378722"/>
    </style:style>
    <style:style style:name="P48" style:family="paragraph" style:parent-style-name="Standard">
      <style:text-properties officeooo:rsid="0039f0d7" officeooo:paragraph-rsid="0039f0d7"/>
    </style:style>
    <style:style style:name="P49" style:family="paragraph" style:parent-style-name="Standard">
      <style:text-properties officeooo:rsid="0039f0d7" officeooo:paragraph-rsid="003caabc"/>
    </style:style>
    <style:style style:name="P50" style:family="paragraph" style:parent-style-name="Standard">
      <style:text-properties officeooo:rsid="0039f0d7" officeooo:paragraph-rsid="004e5cb0"/>
    </style:style>
    <style:style style:name="P51" style:family="paragraph" style:parent-style-name="Standard">
      <style:text-properties officeooo:rsid="0039f0d7" officeooo:paragraph-rsid="004edff6"/>
    </style:style>
    <style:style style:name="P52" style:family="paragraph" style:parent-style-name="Standard">
      <style:text-properties officeooo:rsid="0039f0d7" officeooo:paragraph-rsid="0052e518"/>
    </style:style>
    <style:style style:name="P53" style:family="paragraph" style:parent-style-name="Standard">
      <style:text-properties officeooo:rsid="00428bd4" officeooo:paragraph-rsid="00428bd4"/>
    </style:style>
    <style:style style:name="P54" style:family="paragraph" style:parent-style-name="Standard">
      <style:paragraph-properties fo:text-align="center" style:justify-single-word="false"/>
      <style:text-properties officeooo:rsid="00428bd4" officeooo:paragraph-rsid="00428bd4"/>
    </style:style>
    <style:style style:name="P55" style:family="paragraph" style:parent-style-name="Standard">
      <style:paragraph-properties fo:text-align="center" style:justify-single-word="false"/>
      <style:text-properties officeooo:rsid="00428bd4" officeooo:paragraph-rsid="0043e4b2"/>
    </style:style>
    <style:style style:name="P56" style:family="paragraph" style:parent-style-name="Standard">
      <style:paragraph-properties fo:text-align="center" style:justify-single-word="false"/>
      <style:text-properties officeooo:rsid="00428bd4" officeooo:paragraph-rsid="0056c979"/>
    </style:style>
    <style:style style:name="P57" style:family="paragraph" style:parent-style-name="Standard">
      <style:text-properties officeooo:rsid="00428bd4" officeooo:paragraph-rsid="0043e4b2"/>
    </style:style>
    <style:style style:name="P58" style:family="paragraph" style:parent-style-name="Standard">
      <style:text-properties officeooo:rsid="00428bd4" officeooo:paragraph-rsid="00479af7"/>
    </style:style>
    <style:style style:name="P59" style:family="paragraph" style:parent-style-name="Standard">
      <style:text-properties officeooo:rsid="00428bd4" officeooo:paragraph-rsid="0056c979"/>
    </style:style>
    <style:style style:name="P60" style:family="paragraph" style:parent-style-name="Standard">
      <style:text-properties officeooo:rsid="0043e4b2" officeooo:paragraph-rsid="0043e4b2"/>
    </style:style>
    <style:style style:name="P61" style:family="paragraph" style:parent-style-name="Standard">
      <style:paragraph-properties fo:text-align="start" style:justify-single-word="false"/>
      <style:text-properties officeooo:rsid="0043e4b2" officeooo:paragraph-rsid="0056c979"/>
    </style:style>
    <style:style style:name="P62" style:family="paragraph" style:parent-style-name="Standard">
      <style:text-properties officeooo:rsid="00477afb" officeooo:paragraph-rsid="00477afb"/>
    </style:style>
    <style:style style:name="P63" style:family="paragraph" style:parent-style-name="Standard">
      <style:paragraph-properties fo:text-align="center" style:justify-single-word="false"/>
      <style:text-properties officeooo:rsid="00477afb" officeooo:paragraph-rsid="00477afb"/>
    </style:style>
    <style:style style:name="P64" style:family="paragraph" style:parent-style-name="Standard">
      <style:text-properties officeooo:rsid="00479af7" officeooo:paragraph-rsid="00479af7"/>
    </style:style>
    <style:style style:name="P65" style:family="paragraph" style:parent-style-name="Standard">
      <style:text-properties officeooo:rsid="00488a5e" officeooo:paragraph-rsid="00488a5e"/>
    </style:style>
    <style:style style:name="P66" style:family="paragraph" style:parent-style-name="Standard">
      <style:text-properties officeooo:paragraph-rsid="004e5cb0"/>
    </style:style>
    <style:style style:name="P67" style:family="paragraph" style:parent-style-name="Standard">
      <style:text-properties officeooo:rsid="004e5cb0" officeooo:paragraph-rsid="004e5cb0"/>
    </style:style>
    <style:style style:name="P68" style:family="paragraph" style:parent-style-name="Standard">
      <style:text-properties officeooo:rsid="004e5cb0" officeooo:paragraph-rsid="004edff6"/>
    </style:style>
    <style:style style:name="P69" style:family="paragraph" style:parent-style-name="Standard">
      <style:text-properties officeooo:rsid="002728f5" officeooo:paragraph-rsid="002728f5"/>
    </style:style>
    <style:style style:name="P70" style:family="paragraph" style:parent-style-name="Standard">
      <style:text-properties officeooo:rsid="002728f5" officeooo:paragraph-rsid="0027ab99"/>
    </style:style>
    <style:style style:name="P71" style:family="paragraph" style:parent-style-name="Standard">
      <style:paragraph-properties fo:text-align="center" style:justify-single-word="false"/>
    </style:style>
    <style:style style:name="P72" style:family="paragraph" style:parent-style-name="Standard">
      <style:text-properties officeooo:paragraph-rsid="0052e518"/>
    </style:style>
    <style:style style:name="P73" style:family="paragraph" style:parent-style-name="Standard">
      <style:text-properties officeooo:rsid="0052e518" officeooo:paragraph-rsid="0052e518"/>
    </style:style>
    <style:style style:name="P74" style:family="paragraph" style:parent-style-name="Standard">
      <style:text-properties officeooo:paragraph-rsid="00540081"/>
    </style:style>
    <style:style style:name="P75" style:family="paragraph" style:parent-style-name="Standard">
      <style:text-properties officeooo:paragraph-rsid="0054ddfc"/>
    </style:style>
    <style:style style:name="P76" style:family="paragraph" style:parent-style-name="Standard">
      <style:text-properties officeooo:rsid="0058592a" officeooo:paragraph-rsid="0058592a"/>
    </style:style>
    <style:style style:name="P77" style:family="paragraph" style:parent-style-name="Standard">
      <style:text-properties officeooo:paragraph-rsid="0059eff5"/>
    </style:style>
    <style:style style:name="P78" style:family="paragraph" style:parent-style-name="Text_20_body">
      <style:text-properties officeooo:rsid="0029759e" officeooo:paragraph-rsid="0029759e"/>
    </style:style>
    <style:style style:name="P79" style:family="paragraph" style:parent-style-name="Text_20_body">
      <style:text-properties officeooo:rsid="002d1c08" officeooo:paragraph-rsid="002d1c08"/>
    </style:style>
    <style:style style:name="P80" style:family="paragraph" style:parent-style-name="Text_20_body">
      <style:text-properties officeooo:rsid="00307450" officeooo:paragraph-rsid="00307450"/>
    </style:style>
    <style:style style:name="P81" style:family="paragraph" style:parent-style-name="Text_20_body">
      <style:text-properties officeooo:paragraph-rsid="00307450"/>
    </style:style>
    <style:style style:name="P82" style:family="paragraph" style:parent-style-name="Text_20_body">
      <style:text-properties officeooo:rsid="0030f805" officeooo:paragraph-rsid="0030f805"/>
    </style:style>
    <style:style style:name="P83" style:family="paragraph" style:parent-style-name="Text_20_body">
      <style:paragraph-properties fo:text-align="center" style:justify-single-word="false"/>
      <style:text-properties officeooo:rsid="0030f805" officeooo:paragraph-rsid="0030f805"/>
    </style:style>
    <style:style style:name="P84" style:family="paragraph" style:parent-style-name="Text_20_body">
      <style:text-properties officeooo:rsid="0032d1e8" officeooo:paragraph-rsid="0032d1e8"/>
    </style:style>
    <style:style style:name="P85" style:family="paragraph" style:parent-style-name="Text_20_body">
      <style:paragraph-properties fo:text-align="center" style:justify-single-word="false"/>
      <style:text-properties officeooo:rsid="0032d1e8" officeooo:paragraph-rsid="0032d1e8"/>
    </style:style>
    <style:style style:name="P86" style:family="paragraph" style:parent-style-name="Text_20_body">
      <style:text-properties officeooo:rsid="0058592a" officeooo:paragraph-rsid="0058592a"/>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9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10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0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0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0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08"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09" style:family="paragraph" style:parent-style-name="Table_20_Contents">
      <style:paragraph-properties fo:text-align="start" style:justify-single-word="false"/>
      <style:text-properties officeooo:paragraph-rsid="00554ea6"/>
    </style:style>
    <style:style style:name="P110" style:family="paragraph" style:parent-style-name="Table_20_Contents">
      <style:paragraph-properties fo:text-align="start" style:justify-single-word="false"/>
      <style:text-properties officeooo:paragraph-rsid="005a8ab0"/>
    </style:style>
    <style:style style:name="P111" style:family="paragraph" style:parent-style-name="Table_20_Contents">
      <style:paragraph-properties fo:text-align="center" style:justify-single-word="false"/>
    </style:style>
    <style:style style:name="P112" style:family="paragraph" style:parent-style-name="Title">
      <style:paragraph-properties fo:text-align="center" style:justify-single-word="false"/>
    </style:style>
    <style:style style:name="P113" style:family="paragraph" style:parent-style-name="Contents_20_1">
      <style:paragraph-properties>
        <style:tab-stops>
          <style:tab-stop style:position="6.9252in" style:type="right" style:leader-style="dotted" style:leader-text="."/>
        </style:tab-stops>
      </style:paragraph-properties>
    </style:style>
    <style:style style:name="P114" style:family="paragraph" style:parent-style-name="Contents_20_2">
      <style:paragraph-properties>
        <style:tab-stops>
          <style:tab-stop style:position="6.7283in" style:type="right" style:leader-style="solid" style:leader-text="․"/>
        </style:tab-stops>
      </style:paragraph-properties>
    </style:style>
    <style:style style:name="P115" style:family="paragraph" style:parent-style-name="Contents_20_3">
      <style:paragraph-properties>
        <style:tab-stops>
          <style:tab-stop style:position="6.5319in" style:type="right" style:leader-style="dotted" style:leader-text="."/>
        </style:tab-stops>
      </style:paragraph-properties>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Contents_20_2">
      <style:paragraph-properties>
        <style:tab-stops>
          <style:tab-stop style:position="6.7283in" style:type="right" style:leader-style="solid" style:leader-text="․"/>
        </style:tab-stops>
      </style:paragraph-properties>
    </style:style>
    <style:style style:name="P118" style:family="paragraph" style:parent-style-name="Contents_20_3">
      <style:paragraph-properties>
        <style:tab-stops>
          <style:tab-stop style:position="6.5319in" style:type="right" style:leader-style="dotted" style:leader-text="."/>
        </style:tab-stops>
      </style:paragraph-properties>
    </style:style>
    <style:style style:name="P119" style:family="paragraph" style:parent-style-name="Heading_20_1">
      <style:text-properties officeooo:rsid="0058592a" officeooo:paragraph-rsid="0058592a"/>
    </style:style>
    <style:style style:name="P120" style:family="paragraph" style:parent-style-name="Heading_20_1">
      <style:text-properties officeooo:rsid="0029759e" officeooo:paragraph-rsid="0029759e"/>
    </style:style>
    <style:style style:name="P121" style:family="paragraph" style:parent-style-name="Heading_20_1">
      <style:text-properties officeooo:paragraph-rsid="00307450"/>
    </style:style>
    <style:style style:name="P122" style:family="paragraph" style:parent-style-name="Heading_20_2">
      <style:text-properties officeooo:paragraph-rsid="0054ddfc"/>
    </style:style>
    <style:style style:name="P123" style:family="paragraph" style:parent-style-name="Heading_20_2">
      <style:text-properties officeooo:rsid="0030f805" officeooo:paragraph-rsid="0030f805"/>
    </style:style>
    <style:style style:name="P124" style:family="paragraph" style:parent-style-name="Heading_20_2">
      <style:text-properties officeooo:rsid="0043e4b2" officeooo:paragraph-rsid="0043e4b2"/>
    </style:style>
    <style:style style:name="P125" style:family="paragraph" style:parent-style-name="Heading_20_2">
      <style:text-properties officeooo:rsid="002d1c08" officeooo:paragraph-rsid="002d1c08"/>
    </style:style>
    <style:style style:name="P126" style:family="paragraph" style:parent-style-name="Heading_20_3">
      <style:text-properties style:font-name="Consolas"/>
    </style:style>
    <style:style style:name="P127" style:family="paragraph" style:parent-style-name="Heading_20_3">
      <style:text-properties style:font-name="Consolas" fo:font-weight="bold" style:font-weight-asian="bold" style:font-weight-complex="bold"/>
    </style:style>
    <style:style style:name="P128" style:family="paragraph" style:parent-style-name="Heading_20_3">
      <style:paragraph-properties fo:text-align="center" style:justify-single-word="false"/>
      <style:text-properties style:font-name="Consolas"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29"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30" style:family="paragraph" style:parent-style-name="Heading_20_3">
      <style:paragraph-properties fo:text-align="center" style:justify-single-word="false"/>
      <style:text-properties style:font-name="Consolas" fo:font-size="14.1000003814697pt" fo:font-weight="bold" officeooo:rsid="0059eff5" officeooo:paragraph-rsid="0059eff5" style:font-name-asian="Microsoft YaHei" style:font-size-asian="10pt" style:font-weight-asian="bold" style:font-name-complex="Lucida Sans" style:font-size-complex="10pt" style:font-weight-complex="bold"/>
    </style:style>
    <style:style style:name="P131"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32" style:family="paragraph" style:parent-style-name="Heading_20_3">
      <style:paragraph-properties fo:text-align="center" style:justify-single-word="false"/>
    </style:style>
    <style:style style:name="P133" style:family="paragraph" style:parent-style-name="Heading_20_3">
      <style:paragraph-properties fo:text-align="center" style:justify-single-word="false"/>
      <style:text-properties officeooo:rsid="004e5cb0" officeooo:paragraph-rsid="004e5cb0"/>
    </style:style>
    <style:style style:name="P134" style:family="paragraph" style:parent-style-name="Heading_20_3">
      <style:paragraph-properties fo:text-align="center" style:justify-single-word="false"/>
      <style:text-properties officeooo:rsid="0052e518" officeooo:paragraph-rsid="0052e518"/>
    </style:style>
    <style:style style:name="P135" style:family="paragraph" style:parent-style-name="Standard" style:list-style-name="L2">
      <style:paragraph-properties fo:text-align="start" style:justify-single-word="false"/>
      <style:text-properties officeooo:paragraph-rsid="0056c979"/>
    </style:style>
    <style:style style:name="P136" style:family="paragraph" style:parent-style-name="Standard" style:list-style-name="L2">
      <style:paragraph-properties fo:text-align="start" style:justify-single-word="false"/>
      <style:text-properties officeooo:rsid="00457e6f" officeooo:paragraph-rsid="00457e6f"/>
    </style:style>
    <style:style style:name="P137" style:family="paragraph" style:parent-style-name="Standard" style:list-style-name="L3">
      <style:text-properties officeooo:rsid="00477afb" officeooo:paragraph-rsid="00477afb"/>
    </style:style>
    <style:style style:name="P138" style:family="paragraph" style:parent-style-name="Standard" style:list-style-name="L4">
      <style:text-properties officeooo:rsid="00479af7" officeooo:paragraph-rsid="00479af7"/>
    </style:style>
    <style:style style:name="P139" style:family="paragraph" style:parent-style-name="Standard" style:list-style-name="L4">
      <style:text-properties officeooo:rsid="00488a5e" officeooo:paragraph-rsid="00488a5e"/>
    </style:style>
    <style:style style:name="P140" style:family="paragraph" style:parent-style-name="Standard">
      <style:text-properties fo:font-size="10pt" fo:font-weight="bold" officeooo:paragraph-rsid="005bdfeb" style:font-size-asian="10pt" style:font-weight-asian="bold" style:font-size-complex="10pt" style:font-weight-complex="bold"/>
    </style:style>
    <style:style style:name="P141" style:family="paragraph" style:parent-style-name="Standard">
      <style:text-properties officeooo:paragraph-rsid="005bdfeb"/>
    </style:style>
    <style:style style:name="P142" style:family="paragraph" style:parent-style-name="Standard">
      <style:text-properties officeooo:paragraph-rsid="004e5cb0"/>
    </style:style>
    <style:style style:name="P143"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14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14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54ea6" officeooo:paragraph-rsid="00554ea6" style:font-size-asian="10pt" style:font-style-asian="normal" style:font-weight-asian="bold" style:font-size-complex="10pt" style:font-style-complex="normal" style:font-weight-complex="bold" style:text-overline-style="none" style:text-overline-color="font-color"/>
    </style:style>
    <style:style style:name="P14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a8ab0" officeooo:paragraph-rsid="005a8ab0" style:font-size-asian="10pt" style:font-style-asian="normal" style:font-weight-asian="bold" style:font-size-complex="10pt" style:font-style-complex="normal" style:font-weight-complex="bold" style:text-overline-style="none" style:text-overline-color="font-color"/>
    </style:style>
    <style:style style:name="P14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bdfeb" officeooo:paragraph-rsid="005bdfeb" style:font-size-asian="10pt" style:font-style-asian="normal" style:font-weight-asian="bold" style:font-size-complex="10pt" style:font-style-complex="normal" style:font-weight-complex="bold"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officeooo:paragraph-rsid="005bb7bd"/>
    </style:style>
    <style:style style:name="T1" style:family="text">
      <style:text-properties style:font-name="Consolas"/>
    </style:style>
    <style:style style:name="T2" style:family="text">
      <style:text-properties style:font-name="Consolas" fo:font-weight="bold" style:font-weight-asian="bold" style:font-weight-complex="bold"/>
    </style:style>
    <style:style style:name="T3" style:family="text">
      <style:text-properties style:font-name="Consolas" fo:font-weight="bold" officeooo:rsid="001f1fdd" style:font-weight-asian="bold" style:font-weight-complex="bold"/>
    </style:style>
    <style:style style:name="T4" style:family="text">
      <style:text-properties style:font-name="Consolas" fo:font-weight="bold" officeooo:rsid="001ffbf2" style:font-weight-asian="bold" style:font-weight-complex="bold"/>
    </style:style>
    <style:style style:name="T5" style:family="text">
      <style:text-properties style:font-name="Consolas" fo:font-weight="bold" officeooo:rsid="0021998d" style:font-weight-asian="bold" style:font-weight-complex="bold"/>
    </style:style>
    <style:style style:name="T6" style:family="text">
      <style:text-properties style:font-name="Consolas" fo:font-weight="bold" officeooo:rsid="0027ab99" style:font-weight-asian="bold" style:font-weight-complex="bold"/>
    </style:style>
    <style:style style:name="T7" style:family="text">
      <style:text-properties style:font-name="Consolas" fo:font-weight="bold" officeooo:rsid="003caabc" style:font-weight-asian="bold" style:font-weight-complex="bold"/>
    </style:style>
    <style:style style:name="T8" style:family="text">
      <style:text-properties style:font-name="Consolas" fo:font-weight="bold" officeooo:rsid="004e5cb0" style:font-weight-asian="bold" style:font-weight-complex="bold"/>
    </style:style>
    <style:style style:name="T9" style:family="text">
      <style:text-properties style:font-name="Consolas" fo:font-weight="bold" officeooo:rsid="005bdfeb" style:font-weight-asian="bold" style:font-weight-complex="bold"/>
    </style:style>
    <style:style style:name="T10" style:family="text">
      <style:text-properties style:font-name="Consolas" fo:font-size="10pt" style:font-size-asian="10pt" style:font-size-complex="10pt"/>
    </style:style>
    <style:style style:name="T11" style:family="text">
      <style:text-properties style:font-name="Consolas" fo:font-size="10pt" officeooo:rsid="001aeb89" style:font-size-asian="10pt" style:font-size-complex="10pt"/>
    </style:style>
    <style:style style:name="T12" style:family="text">
      <style:text-properties style:font-name="Consolas" fo:font-size="10pt" officeooo:rsid="0029759e" style:font-size-asian="10pt" style:font-size-complex="10pt"/>
    </style:style>
    <style:style style:name="T13" style:family="text">
      <style:text-properties style:font-name="Consolas" fo:font-size="10pt" officeooo:rsid="002d1c08" style:font-size-asian="10pt" style:font-size-complex="10pt"/>
    </style:style>
    <style:style style:name="T14" style:family="text">
      <style:text-properties style:font-name="Consolas" fo:font-size="10pt" officeooo:rsid="002ee2ab" style:font-size-asian="10pt" style:font-size-complex="10pt"/>
    </style:style>
    <style:style style:name="T15" style:family="text">
      <style:text-properties style:font-name="Consolas" fo:font-size="10pt" officeooo:rsid="00364228" style:font-size-asian="10pt" style:font-size-complex="10pt"/>
    </style:style>
    <style:style style:name="T16" style:family="text">
      <style:text-properties style:font-name="Consolas" fo:font-size="10pt" officeooo:rsid="003ba310" style:font-size-asian="10pt" style:font-size-complex="10pt"/>
    </style:style>
    <style:style style:name="T17" style:family="text">
      <style:text-properties style:font-name="Consolas" fo:font-size="10pt" officeooo:rsid="003d4abf" style:font-size-asian="10pt" style:font-size-complex="10pt"/>
    </style:style>
    <style:style style:name="T18" style:family="text">
      <style:text-properties style:font-name="Consolas" fo:font-style="normal" fo:font-weight="bold" style:font-style-asian="normal" style:font-weight-asian="bold" style:font-style-complex="normal" style:font-weight-complex="bold"/>
    </style:style>
    <style:style style:name="T19" style:family="text">
      <style:text-properties style:font-name="Consolas" fo:font-style="normal" fo:font-weight="bold" officeooo:rsid="001b950c" style:font-style-asian="normal" style:font-weight-asian="bold" style:font-style-complex="normal" style:font-weight-complex="bold"/>
    </style:style>
    <style:style style:name="T20" style:family="text">
      <style:text-properties style:font-name="Consolas" fo:font-style="normal" fo:font-weight="bold" officeooo:rsid="003caabc" style:font-style-asian="normal" style:font-weight-asian="bold" style:font-style-complex="normal" style:font-weight-complex="bold"/>
    </style:style>
    <style:style style:name="T21" style:family="text">
      <style:text-properties style:font-name="Consolas" officeooo:rsid="001f1fdd"/>
    </style:style>
    <style:style style:name="T22" style:family="text">
      <style:text-properties style:font-name="Consolas" fo:font-style="italic" fo:font-weight="bold" style:font-style-asian="italic" style:font-weight-asian="bold" style:font-style-complex="italic" style:font-weight-complex="bold"/>
    </style:style>
    <style:style style:name="T23" style:family="text">
      <style:text-properties style:font-name="Consolas" fo:font-style="italic" fo:font-weight="bold" officeooo:rsid="0027ab99" style:font-style-asian="italic" style:font-weight-asian="bold" style:font-style-complex="italic" style:font-weight-complex="bold"/>
    </style:style>
    <style:style style:name="T24" style:family="text">
      <style:text-properties style:font-name="Consolas" officeooo:rsid="001aeb89"/>
    </style:style>
    <style:style style:name="T25" style:family="text">
      <style:text-properties style:font-name="Consolas" fo:font-size="7pt" style:font-size-asian="7pt" style:font-size-complex="7pt"/>
    </style:style>
    <style:style style:name="T26" style:family="text">
      <style:text-properties style:font-name="Consolas" fo:font-size="7pt" officeooo:rsid="001aeb89" style:font-size-asian="7pt" style:font-size-complex="7pt"/>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2728f5" style:font-style-asian="italic" style:font-weight-asian="bold" style:font-style-complex="italic" style:font-weight-complex="bold"/>
    </style:style>
    <style:style style:name="T30" style:family="text">
      <style:text-properties fo:font-style="normal" style:font-style-asian="normal" style:font-style-complex="normal"/>
    </style:style>
    <style:style style:name="T31" style:family="text">
      <style:text-properties fo:font-style="normal" officeooo:rsid="001b950c" style:font-style-asian="normal" style:font-style-complex="normal"/>
    </style:style>
    <style:style style:name="T32" style:family="text">
      <style:text-properties fo:font-style="normal" officeooo:rsid="003caabc" style:font-style-asian="normal" style:font-style-complex="normal"/>
    </style:style>
    <style:style style:name="T33" style:family="text">
      <style:text-properties fo:font-style="normal" officeooo:rsid="00307450" style:font-style-asian="normal" style:font-style-complex="normal"/>
    </style:style>
    <style:style style:name="T34" style:family="text">
      <style:text-properties officeooo:rsid="001e8894"/>
    </style:style>
    <style:style style:name="T35" style:family="text">
      <style:text-properties officeooo:rsid="001f1fdd"/>
    </style:style>
    <style:style style:name="T36" style:family="text">
      <style:text-properties officeooo:rsid="001ffbf2"/>
    </style:style>
    <style:style style:name="T37" style:family="text">
      <style:text-properties officeooo:rsid="0021998d"/>
    </style:style>
    <style:style style:name="T38" style:family="text">
      <style:text-properties officeooo:rsid="00231e8d"/>
    </style:style>
    <style:style style:name="T39" style:family="text">
      <style:text-properties officeooo:rsid="002728f5"/>
    </style:style>
    <style:style style:name="T40" style:family="text">
      <style:text-properties officeooo:rsid="0030f805"/>
    </style:style>
    <style:style style:name="T41" style:family="text">
      <style:text-properties officeooo:rsid="0032d1e8"/>
    </style:style>
    <style:style style:name="T42"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44"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5" style:family="text">
      <style:text-properties officeooo:rsid="00378722"/>
    </style:style>
    <style:style style:name="T46" style:family="text">
      <style:text-properties officeooo:rsid="003caabc"/>
    </style:style>
    <style:style style:name="T47" style:family="text">
      <style:text-properties officeooo:rsid="0043e4b2"/>
    </style:style>
    <style:style style:name="T48" style:family="text">
      <style:text-properties fo:font-weight="bold" style:font-weight-asian="bold" style:font-weight-complex="bold"/>
    </style:style>
    <style:style style:name="T49" style:family="text">
      <style:text-properties fo:font-weight="bold" officeooo:rsid="0043e4b2" style:font-weight-asian="bold" style:font-weight-complex="bold"/>
    </style:style>
    <style:style style:name="T50" style:family="text">
      <style:text-properties officeooo:rsid="00493972"/>
    </style:style>
    <style:style style:name="T51" style:family="text">
      <style:text-properties officeooo:rsid="004d78c9"/>
    </style:style>
    <style:style style:name="T52" style:family="text">
      <style:text-properties officeooo:rsid="00540081"/>
    </style:style>
    <style:style style:name="T53" style:family="text">
      <style:text-properties officeooo:rsid="0054ddfc"/>
    </style:style>
    <style:style style:name="T54" style:family="text">
      <style:text-properties style:text-outline="false" style:text-line-through-style="none" style:text-line-through-type="none" style:font-name="Consolas" fo:font-style="normal" fo:text-shadow="none" style:text-underline-style="none" fo:font-weight="normal" officeooo:rsid="001aeb89" style:font-style-asian="normal" style:font-weight-asian="normal" style:font-style-complex="normal" style:font-weight-complex="normal" style:text-overline-style="none" style:text-overline-color="font-color"/>
    </style:style>
    <style:style style:name="T55" style:family="text">
      <style:text-properties style:text-outline="false" style:text-line-through-style="none" style:text-line-through-type="none" style:font-name="Consolas" fo:font-size="7pt" fo:font-style="normal" fo:text-shadow="none" style:text-underline-style="none" fo:font-weight="normal" officeooo:rsid="001aeb89" style:font-size-asian="7pt" style:font-style-asian="normal" style:font-weight-asian="normal" style:font-size-complex="7pt" style:font-style-complex="normal" style:font-weight-complex="normal" style:text-overline-style="none" style:text-overline-color="font-color"/>
    </style:style>
    <style:style style:name="T56" style:family="text">
      <style:text-properties style:text-outline="false" style:text-line-through-style="none" style:text-line-through-type="none" style:font-name="Consolas" fo:font-size="7pt" fo:font-style="normal" fo:text-shadow="none" style:text-underline-style="none" fo:font-weight="normal" officeooo:rsid="005bb7bd" style:font-size-asian="7pt" style:font-style-asian="normal" style:font-weight-asian="normal" style:font-size-complex="7pt" style:font-style-complex="normal" style:font-weight-complex="normal" style:text-overline-style="none" style:text-overline-color="font-color"/>
    </style:style>
    <style:style style:name="T57" style:family="text">
      <style:text-properties style:text-outline="false" style:text-line-through-style="none" style:text-line-through-type="none" style:font-name="Consolas" fo:font-size="10pt" fo:font-style="normal" fo:text-shadow="none" style:text-underline-style="none" fo:font-weight="normal" officeooo:rsid="001aeb89" style:font-size-asian="10pt" style:font-style-asian="normal" style:font-weight-asian="normal" style:font-size-complex="10pt" style:font-style-complex="normal" style:font-weight-complex="normal" style:text-overline-style="none" style:text-overline-color="font-color"/>
    </style:style>
    <style:style style:name="T58" style:family="text">
      <style:text-properties fo:color="#008000" style:text-outline="false" style:text-line-through-style="none" style:text-line-through-type="none" style:font-name="Consolas" fo:language="zxx" fo:country="none" fo:font-style="normal" fo:text-shadow="none" style:text-underline-style="none" fo:font-weight="normal" officeooo:rsid="00554ea6" style:font-style-asian="normal" style:font-weight-asian="normal" style:font-style-complex="normal" style:font-weight-complex="normal" style:text-overline-style="none" style:text-overline-color="font-color"/>
    </style:style>
    <style:style style:name="T59" style:family="text">
      <style:text-properties fo:color="#008000" style:text-outline="false" style:text-line-through-style="none" style:text-line-through-type="none" style:font-name="Consolas" fo:language="zxx" fo:country="none" fo:font-style="normal" fo:text-shadow="none" style:text-underline-style="none" fo:font-weight="normal" officeooo:rsid="005a8ab0" style:font-style-asian="normal" style:font-weight-asian="normal" style:font-style-complex="normal" style:font-weight-complex="normal" style:text-overline-style="none" style:text-overline-color="font-color"/>
    </style:style>
    <style:style style:name="T60" style:family="text">
      <style:text-properties fo:color="#008000" style:text-outline="false" style:text-line-through-style="none" style:text-line-through-type="none" style:font-name="Consolas" fo:language="zxx" fo:country="none" fo:font-style="normal" fo:text-shadow="none" style:text-underline-style="none" fo:font-weight="normal" officeooo:rsid="005bb7bd" style:font-style-asian="normal" style:font-weight-asian="normal" style:font-style-complex="normal" style:font-weight-complex="normal" style:text-overline-style="none" style:text-overline-color="font-color"/>
    </style:style>
    <style:style style:name="T61" style:family="text">
      <style:text-properties fo:color="#008000" style:text-outline="false" style:text-line-through-style="none" style:text-line-through-type="none" style:font-name="Consolas" fo:font-size="7pt" fo:language="zxx" fo:country="none" fo:font-style="normal" fo:text-shadow="none" style:text-underline-style="none" fo:font-weight="normal" officeooo:rsid="00554ea6" style:font-size-asian="7pt" style:font-style-asian="normal" style:font-weight-asian="normal" style:font-size-complex="7pt" style:font-style-complex="normal" style:font-weight-complex="normal" style:text-overline-style="none" style:text-overline-color="font-color"/>
    </style:style>
    <style:style style:name="T62" style:family="text">
      <style:text-properties fo:color="#008000" style:text-outline="false" style:text-line-through-style="none" style:text-line-through-type="none" style:font-name="Consolas" fo:font-size="7pt" fo:language="zxx" fo:country="none" fo:font-style="normal" fo:text-shadow="none" style:text-underline-style="none" fo:font-weight="normal" officeooo:rsid="005a8ab0" style:font-size-asian="7pt" style:font-style-asian="normal" style:font-weight-asian="normal" style:font-size-complex="7pt" style:font-style-complex="normal" style:font-weight-complex="normal" style:text-overline-style="none" style:text-overline-color="font-color"/>
    </style:style>
    <style:style style:name="T63" style:family="text">
      <style:text-properties fo:color="#008000" style:text-outline="false" style:text-line-through-style="none" style:text-line-through-type="none" style:font-name="Consolas" fo:font-size="7pt" fo:language="zxx" fo:country="none" fo:font-style="normal" fo:text-shadow="none" style:text-underline-style="none" fo:font-weight="normal" officeooo:rsid="005bb7bd" style:font-size-asian="7pt" style:font-style-asian="normal" style:font-weight-asian="normal" style:font-size-complex="7pt" style:font-style-complex="normal" style:font-weight-complex="normal" style:text-overline-style="none" style:text-overline-color="font-color"/>
    </style:style>
    <style:style style:name="T64"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a8ab0" style:font-size-asian="10pt" style:font-style-asian="normal" style:font-weight-asian="normal" style:font-size-complex="10pt" style:font-style-complex="normal" style:font-weight-complex="normal" style:text-overline-style="none" style:text-overline-color="font-color"/>
    </style:style>
    <style:style style:name="T65"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bb7bd" style:font-size-asian="10pt" style:font-style-asian="normal" style:font-weight-asian="normal" style:font-size-complex="10pt" style:font-style-complex="normal" style:font-weight-complex="normal" style:text-overline-style="none" style:text-overline-color="font-color"/>
    </style:style>
    <style:style style:name="T66"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67" style:family="text">
      <style:text-properties officeooo:rsid="0059437a"/>
    </style:style>
    <style:style style:name="T68" style:family="text">
      <style:text-properties officeooo:rsid="0059eff5"/>
    </style:style>
    <style:style style:name="T69" style:family="text">
      <style:text-properties officeooo:rsid="005bb7bd"/>
    </style:style>
    <style:style style:name="T70" style:family="text">
      <style:text-properties officeooo:rsid="005bdfeb"/>
    </style:style>
    <style:style style:name="T71" style:family="text">
      <style:text-properties officeooo:rsid="0030745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87"><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112">Ərk Plugins</text:p>
            <text:p text:style-name="P71">How to write plugins for the Ərk IRC Client</text:p>
            <text:p text:style-name="P106"/>
            <text:p text:style-name="P106"><text:a xlink:type="simple" xlink:href="https://github.com/nutjob-laboratories/erk" text:style-name="Internet_20_link" text:visited-style-name="Visited_20_Internet_20_Link">https://github.com/nutjob-laboratories/erk</text:a></text:p>
            <text:p text:style-name="P106"><text:a xlink:type="simple" xlink:href="https://github.com/nutjob-laboratories/erk-plugins" text:style-name="Internet_20_link" text:visited-style-name="Visited_20_Internet_20_Link">https://github.com/nutjob-laboratories/erk-plugins</text:a></text:p>
            <text:p text:style-name="P106"/>
          </table:table-cell>
        </table:table-row>
      </table:table>
      <text:p text:style-name="Standard"/>
      <text:p text:style-name="P1">An Ərk plugin is a Python 3 class that inherits from <text:span text:style-name="T2">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6"><text:a xlink:type="simple" xlink:href="#__RefHeading___Toc3575_3877006976" text:style-name="Index_20_Link" text:visited-style-name="Index_20_Link">Summary<text:tab/>2</text:a></text:p>
          <text:p text:style-name="P116"><text:a xlink:type="simple" xlink:href="#__RefHeading___Toc374_3955666727" text:style-name="Index_20_Link" text:visited-style-name="Index_20_Link">Installing Ərk Plugins<text:tab/>2</text:a></text:p>
          <text:p text:style-name="P116"><text:a xlink:type="simple" xlink:href="#__RefHeading___Toc376_3955666727" text:style-name="Index_20_Link" text:visited-style-name="Index_20_Link">Uninstalling Ərk Plugins<text:tab/>2</text:a></text:p>
          <text:p text:style-name="P116"><text:a xlink:type="simple" xlink:href="#__RefHeading___Toc378_3955666727" text:style-name="Index_20_Link" text:visited-style-name="Index_20_Link">Writing an Ərk Plugin<text:tab/>3</text:a></text:p>
          <text:p text:style-name="P117"><text:a xlink:type="simple" xlink:href="#__RefHeading___Toc380_3955666727" text:style-name="Index_20_Link" text:visited-style-name="Index_20_Link">Plugin Attributes<text:tab/>4</text:a></text:p>
          <text:p text:style-name="P118"><text:a xlink:type="simple" xlink:href="#__RefHeading___Toc382_3955666727" text:style-name="Index_20_Link" text:visited-style-name="Index_20_Link">name<text:tab/>4</text:a></text:p>
          <text:p text:style-name="P118"><text:a xlink:type="simple" xlink:href="#__RefHeading___Toc384_3955666727" text:style-name="Index_20_Link" text:visited-style-name="Index_20_Link">description<text:tab/>4</text:a></text:p>
          <text:p text:style-name="P118"><text:a xlink:type="simple" xlink:href="#__RefHeading___Toc386_3955666727" text:style-name="Index_20_Link" text:visited-style-name="Index_20_Link">author<text:tab/>4</text:a></text:p>
          <text:p text:style-name="P118"><text:a xlink:type="simple" xlink:href="#__RefHeading___Toc388_3955666727" text:style-name="Index_20_Link" text:visited-style-name="Index_20_Link">version<text:tab/>4</text:a></text:p>
          <text:p text:style-name="P118"><text:a xlink:type="simple" xlink:href="#__RefHeading___Toc390_3955666727" text:style-name="Index_20_Link" text:visited-style-name="Index_20_Link">source<text:tab/>4</text:a></text:p>
          <text:p text:style-name="P118"><text:a xlink:type="simple" xlink:href="#__RefHeading___Toc392_3955666727" text:style-name="Index_20_Link" text:visited-style-name="Index_20_Link">website<text:tab/>4</text:a></text:p>
          <text:p text:style-name="P117"><text:a xlink:type="simple" xlink:href="#__RefHeading___Toc394_3955666727" text:style-name="Index_20_Link" text:visited-style-name="Index_20_Link">Plugin Methods<text:tab/>4</text:a></text:p>
          <text:p text:style-name="P118"><text:a xlink:type="simple" xlink:href="#__RefHeading___Toc3317_1024624056" text:style-name="Index_20_Link" text:visited-style-name="Index_20_Link">load<text:tab/>4</text:a></text:p>
          <text:p text:style-name="P118"><text:a xlink:type="simple" xlink:href="#__RefHeading___Toc3319_1024624056" text:style-name="Index_20_Link" text:visited-style-name="Index_20_Link">unload<text:tab/>5</text:a></text:p>
          <text:p text:style-name="P118"><text:a xlink:type="simple" xlink:href="#__RefHeading___Toc3321_1024624056" text:style-name="Index_20_Link" text:visited-style-name="Index_20_Link">input<text:tab/>5</text:a></text:p>
          <text:p text:style-name="P118"><text:a xlink:type="simple" xlink:href="#__RefHeading___Toc3323_1024624056" text:style-name="Index_20_Link" text:visited-style-name="Index_20_Link">public<text:tab/>5</text:a></text:p>
          <text:p text:style-name="P118"><text:a xlink:type="simple" xlink:href="#__RefHeading___Toc3325_1024624056" text:style-name="Index_20_Link" text:visited-style-name="Index_20_Link">private<text:tab/>6</text:a></text:p>
          <text:p text:style-name="P118"><text:a xlink:type="simple" xlink:href="#__RefHeading___Toc3323_10246240561" text:style-name="Index_20_Link" text:visited-style-name="Index_20_Link">tick<text:tab/>6</text:a></text:p>
          <text:p text:style-name="P118"><text:a xlink:type="simple" xlink:href="#__RefHeading___Toc3323_10246240562" text:style-name="Index_20_Link" text:visited-style-name="Index_20_Link">join<text:tab/>6</text:a></text:p>
          <text:p text:style-name="P118"><text:a xlink:type="simple" xlink:href="#__RefHeading___Toc3323_10246240563" text:style-name="Index_20_Link" text:visited-style-name="Index_20_Link">part<text:tab/>6</text:a></text:p>
          <text:p text:style-name="P118"><text:a xlink:type="simple" xlink:href="#__RefHeading___Toc3323_102462405611" text:style-name="Index_20_Link" text:visited-style-name="Index_20_Link">connect<text:tab/>6</text:a></text:p>
          <text:p text:style-name="P118"><text:a xlink:type="simple" xlink:href="#__RefHeading___Toc3323_10246240564" text:style-name="Index_20_Link" text:visited-style-name="Index_20_Link">notice<text:tab/>7</text:a></text:p>
          <text:p text:style-name="P117"><text:a xlink:type="simple" xlink:href="#__RefHeading___Toc438_3955666727" text:style-name="Index_20_Link" text:visited-style-name="Index_20_Link">Built-In Methods<text:tab/>7</text:a></text:p>
          <text:p text:style-name="P118"><text:a xlink:type="simple" xlink:href="#__RefHeading___Toc3307_1024624056" text:style-name="Index_20_Link" text:visited-style-name="Index_20_Link">info<text:tab/>7</text:a></text:p>
          <text:p text:style-name="P118"><text:a xlink:type="simple" xlink:href="#__RefHeading___Toc3309_1024624056" text:style-name="Index_20_Link" text:visited-style-name="Index_20_Link">write<text:tab/>7</text:a></text:p>
          <text:p text:style-name="P118"><text:a xlink:type="simple" xlink:href="#__RefHeading___Toc3311_1024624056" text:style-name="Index_20_Link" text:visited-style-name="Index_20_Link">log<text:tab/>8</text:a></text:p>
          <text:p text:style-name="P118"><text:a xlink:type="simple" xlink:href="#__RefHeading___Toc3313_1024624056" text:style-name="Index_20_Link" text:visited-style-name="Index_20_Link">console<text:tab/>8</text:a></text:p>
          <text:p text:style-name="P118"><text:a xlink:type="simple" xlink:href="#__RefHeading___Toc3315_1024624056" text:style-name="Index_20_Link" text:visited-style-name="Index_20_Link">print<text:tab/>8</text:a></text:p>
          <text:p text:style-name="P118"><text:a xlink:type="simple" xlink:href="#__RefHeading___Toc3315_10246240561" text:style-name="Index_20_Link" text:visited-style-name="Index_20_Link">exec<text:tab/>8</text:a></text:p>
          <text:p text:style-name="P118"><text:a xlink:type="simple" xlink:href="#__RefHeading___Toc3315_102462405611" text:style-name="Index_20_Link" text:visited-style-name="Index_20_Link">uptime<text:tab/>9</text:a></text:p>
          <text:p text:style-name="P116"><text:a xlink:type="simple" xlink:href="#__RefHeading___Toc3028_1024624056" text:style-name="Index_20_Link" text:visited-style-name="Index_20_Link">Plugin Packages<text:tab/>10</text:a></text:p>
          <text:p text:style-name="P117"><text:a xlink:type="simple" xlink:href="#__RefHeading___Toc3030_1024624056" text:style-name="Index_20_Link" text:visited-style-name="Index_20_Link">Package Name<text:tab/>10</text:a></text:p>
          <text:p text:style-name="P117"><text:a xlink:type="simple" xlink:href="#__RefHeading___Toc3032_1024624056" text:style-name="Index_20_Link" text:visited-style-name="Index_20_Link">Package Icon<text:tab/>10</text:a></text:p>
          <text:p text:style-name="P117"><text:a xlink:type="simple" xlink:href="#__RefHeading___Toc2971_4081658548" text:style-name="Index_20_Link" text:visited-style-name="Index_20_Link">Plugin Icons<text:tab/>11</text:a></text:p>
          <text:p text:style-name="P116"><text:a xlink:type="simple" xlink:href="#__RefHeading___Toc3047_1024624056" text:style-name="Index_20_Link" text:visited-style-name="Index_20_Link">Use Ərk to generate a "blank" plugin<text:tab/>11</text:a></text:p>
          <text:p text:style-name="P116"><text:a xlink:type="simple" xlink:href="#__RefHeading___Toc3151_4117168616" text:style-name="Index_20_Link" text:visited-style-name="Index_20_Link">Ərk Editor<text:tab/>12</text:a></text:p>
          <text:p text:style-name="P117"><text:a xlink:type="simple" xlink:href="#__RefHeading___Toc3154_4117168616" text:style-name="Index_20_Link" text:visited-style-name="Index_20_Link">Features<text:tab/>13</text:a></text:p>
          <text:p text:style-name="P117"><text:a xlink:type="simple" xlink:href="#__RefHeading___Toc3157_4117168616" text:style-name="Index_20_Link" text:visited-style-name="Index_20_Link">Development mode<text:tab/>14</text:a></text:p>
          <text:p text:style-name="P116"><text:a xlink:type="simple" xlink:href="#__RefHeading___Toc558_3955666727" text:style-name="Index_20_Link" text:visited-style-name="Index_20_Link">Examples<text:tab/>15</text:a></text:p>
          <text:p text:style-name="P117"><text:a xlink:type="simple" xlink:href="#__RefHeading___Toc560_3955666727" text:style-name="Index_20_Link" text:visited-style-name="Index_20_Link">"Hello, world!" plugin<text:tab/>15</text:a></text:p>
          <text:p text:style-name="P117"><text:a xlink:type="simple" xlink:href="#__RefHeading___Toc1182_3955666727" text:style-name="Index_20_Link" text:visited-style-name="Index_20_Link">Note taking plugin<text:tab/>16</text:a></text:p>
        </text:index-body>
      </text:table-of-content>
      <text:h text:style-name="P119" text:outline-level="1"><text:bookmark-start text:name="__RefHeading___Toc3575_3877006976"/><text:soft-page-break/>Summary<text:bookmark-end text:name="__RefHeading___Toc3575_3877006976"/></text:h>
      <text:p text:style-name="P86">An Ərk <text:span text:style-name="T28">plugin</text:span> is a file containing one of more Python 3 classes that inherit from <text:span text:style-name="T2">erk.Plugin</text:span>. A <text:span text:style-name="T28">package</text:span> is a directory that contains one or more files containing Ərk plugins, along with other optional files that either contain metadata or graphics.</text:p>
      <text:p text:style-name="P76">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4">Ərk plugins "live" in a directory named "plugins", in the main Ərk installation directory. To install a plugin, simply place it in the "plugins" directory. To install <text:span text:style-name="T67">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50">or package</text:span> from the "plugins" directory. <text:span text:style-name="T51">Alternately, click on the "Uninstall plugin" entry in the "Plugins" menu, select the package to be uninstalled, and click "Ok".</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1">The first step is creating a new Python 3 class that inherits from <text:span text:style-name="T2">erk.Plugin</text:span>. To get access to this class, import it from Ərk:</text:p>
      <text:p text:style-name="P1"/>
      <table:table table:name="Table2" table:style-name="Table2">
        <table:table-column table:style-name="Table2.A"/>
        <table:table-column table:style-name="Table2.B"/>
        <table:table-row>
          <table:table-cell table:style-name="Table2.A1" office:value-type="string">
            <text:p text:style-name="P98">1</text:p>
          </table:table-cell>
          <table:table-cell table:style-name="Table2.B1" office:value-type="string">
            <text:p text:style-name="P88"><text:span text:style-name="_5f_OOoComputerKeyWord"><text:span text:style-name="T10">from</text:span></text:span><text:span text:style-name="T10"> </text:span><text:span text:style-name="_5f_OOoComputerIdent"><text:span text:style-name="T10">erk</text:span></text:span><text:span text:style-name="T10"> </text:span><text:span text:style-name="_5f_OOoComputerKeyWord"><text:span text:style-name="T10">import</text:span></text:span><text:span text:style-name="T10"> </text:span><text:span text:style-name="_5f_OOoComputerIdent"><text:span text:style-name="T15">Plugin</text:span></text:span></text:p>
          </table:table-cell>
        </table:table-row>
      </table:table>
      <text:p text:style-name="P1"/>
      <text:p text:style-name="P45">Optionally, you can use a "splat import"; this will <text:span text:style-name="T27">only</text:span><text:span text:style-name="T30"> import the </text:span><text:span text:style-name="T18">erk.Plugin</text:span><text:span text:style-name="T30"> class:</text:span></text:p>
      <text:p text:style-name="P3"/>
      <table:table table:name="Table16" table:style-name="Table16">
        <table:table-column table:style-name="Table16.A"/>
        <table:table-column table:style-name="Table16.B"/>
        <table:table-row>
          <table:table-cell table:style-name="Table16.A1" office:value-type="string">
            <text:p text:style-name="P99">1</text:p>
          </table:table-cell>
          <table:table-cell table:style-name="Table16.B1" office:value-type="string">
            <text:p text:style-name="P93"><text:span text:style-name="_5f_OOoComputerKeyWord"><text:span text:style-name="T10">from</text:span></text:span><text:span text:style-name="T10"> </text:span><text:span text:style-name="_5f_OOoComputerIdent"><text:span text:style-name="T10">erk</text:span></text:span><text:span text:style-name="T10"> </text:span><text:span text:style-name="_5f_OOoComputerKeyWord"><text:span text:style-name="T10">import</text:span></text:span><text:span text:style-name="T10"> </text:span><text:span text:style-name="_5f_OOoComputerSpecial"><text:span text:style-name="T10">*</text:span></text:span></text:p>
          </table:table-cell>
        </table:table-row>
      </table:table>
      <text:p text:style-name="P42"/>
      <text:p text:style-name="P5">Then, create the rest of the class. The following plugin will no <text:span text:style-name="T27">nothing</text:span><text:span text:style-name="T30">,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144">1</text:p>
            <text:p text:style-name="P145">2</text:p>
            <text:p text:style-name="P145">3</text:p>
            <text:p text:style-name="P145">4</text:p>
            <text:p text:style-name="P145">5</text:p>
            <text:p text:style-name="P145">6</text:p>
            <text:p text:style-name="P145">7</text:p>
            <text:p text:style-name="P145">8</text:p>
            <text:p text:style-name="P145">9</text:p>
            <text:p text:style-name="P145">10</text:p>
            <text:p text:style-name="P145">11</text:p>
            <text:p text:style-name="P145">12</text:p>
            <text:p text:style-name="P145">13</text:p>
            <text:p text:style-name="P145">14</text:p>
            <text:p text:style-name="P145">15</text:p>
            <text:p text:style-name="P145">16</text:p>
            <text:p text:style-name="P145">17</text:p>
            <text:p text:style-name="P145">18</text:p>
            <text:p text:style-name="P145">19</text:p>
            <text:p text:style-name="P145">20</text:p>
            <text:p text:style-name="P145">21</text:p>
            <text:p text:style-name="P146">22</text:p>
            <text:p text:style-name="P146">23</text:p>
            <text:p text:style-name="P146">24</text:p>
            <text:p text:style-name="P146">25</text:p>
            <text:p text:style-name="P146">26</text:p>
            <text:p text:style-name="P146">27</text:p>
            <text:p text:style-name="P146">28</text:p>
            <text:p text:style-name="P146">29</text:p>
            <text:p text:style-name="P146">30</text:p>
            <text:p text:style-name="P147">31</text:p>
            <text:p text:style-name="P147">32</text:p>
            <text:p text:style-name="P147">33</text:p>
            <text:p text:style-name="P148">34</text:p>
            <text:p text:style-name="P148">35</text:p>
            <text:p text:style-name="P148">36</text:p>
          </table:table-cell>
          <table:table-cell table:style-name="Table3.B1" office:value-type="string">
            <text:p text:style-name="P89"><text:span text:style-name="_5f_OOoComputerKeyWord"><text:span text:style-name="T10">from</text:span></text:span><text:span text:style-name="T10"> </text:span><text:span text:style-name="_5f_OOoComputerIdent"><text:span text:style-name="T10">erk</text:span></text:span><text:span text:style-name="T10"> </text:span><text:span text:style-name="_5f_OOoComputerKeyWord"><text:span text:style-name="T10">import</text:span></text:span><text:span text:style-name="T10"> </text:span><text:span text:style-name="_5f_OOoComputerSpecial"><text:span text:style-name="T10">*</text:span></text:span></text:p>
            <text:p text:style-name="P89"><text:span text:style-name="_5f_OOoComputerSpecial"><text:span text:style-name="T10"/></text:span></text:p>
            <text:p text:style-name="P89"><text:span text:style-name="_5f_OOoComputerKeyWord"><text:span text:style-name="T11">class</text:span></text:span><text:span text:style-name="_5f_OOoComputerSpecial"><text:span text:style-name="T11"> </text:span></text:span><text:span text:style-name="_5f_OOoComputerIdent"><text:span text:style-name="T11">ExamplePlugin</text:span></text:span><text:span text:style-name="_5f_OOoComputerSpecial"><text:span text:style-name="T11">(</text:span></text:span><text:span text:style-name="_5f_OOoComputerIdent"><text:span text:style-name="T11">Plugin</text:span></text:span><text:span text:style-name="_5f_OOoComputerSpecial"><text:span text:style-name="T11">):</text:span></text:span></text:p>
            <text:p text:style-name="P89"><text:span text:style-name="_5f_OOoComputerSpecial"><text:span text:style-name="T11"><text:s text:c="5"/></text:span></text:span><text:span text:style-name="_5f_OOoComputerKeyWord"><text:span text:style-name="T11">def</text:span></text:span><text:span text:style-name="_5f_OOoComputerSpecial"><text:span text:style-name="T11"> </text:span></text:span><text:span text:style-name="_5f_OOoComputerIdent"><text:span text:style-name="T11">__init__</text:span></text:span><text:span text:style-name="_5f_OOoComputerSpecial"><text:span text:style-name="T11">(</text:span></text:span><text:span text:style-name="_5f_OOoComputerIdent"><text:span text:style-name="T11">self</text:span></text:span><text:span text:style-name="_5f_OOoComputerSpecial"><text:span text:style-name="T11">):</text:span></text:span></text:p>
            <text:p text:style-name="P89"><text:span text:style-name="_5f_OOoComputerSpecial"><text:span text:style-name="T11"><text:s text:c="10"/></text:span></text:span><text:span text:style-name="_5f_OOoComputerIdent"><text:span text:style-name="T11">self</text:span></text:span><text:span text:style-name="_5f_OOoComputerSpecial"><text:span text:style-name="T11">.</text:span></text:span><text:span text:style-name="_5f_OOoComputerIdent"><text:span text:style-name="T11">name</text:span></text:span><text:span text:style-name="_5f_OOoComputerSpecial"><text:span text:style-name="T11"> = </text:span></text:span><text:span text:style-name="_5f_OOoComputerLiteral"><text:span text:style-name="T11">"An Example Plugin"</text:span></text:span></text:p>
            <text:p text:style-name="P89"><text:span text:style-name="_5f_OOoComputerSpecial"><text:span text:style-name="T11"><text:s text:c="10"/></text:span></text:span><text:span text:style-name="_5f_OOoComputerIdent"><text:span text:style-name="T11">self</text:span></text:span><text:span text:style-name="_5f_OOoComputerSpecial"><text:span text:style-name="T11">.</text:span></text:span><text:span text:style-name="_5f_OOoComputerIdent"><text:span text:style-name="T11">description</text:span></text:span><text:span text:style-name="_5f_OOoComputerSpecial"><text:span text:style-name="T11"> = </text:span></text:span><text:span text:style-name="_5f_OOoComputerLiteral"><text:span text:style-name="T11">"Example plugin for documentation"</text:span></text:span></text:p>
            <text:p text:style-name="P89"><text:span text:style-name="_5f_OOoComputerSpecial"><text:span text:style-name="T10"/></text:span></text:p>
            <text:p text:style-name="P89"><text:span text:style-name="_5f_OOoComputerSpecial"><text:span text:style-name="T11"><text:s text:c="5"/></text:span></text:span><text:span text:style-name="_5f_OOoComputerKeyWord"><text:span text:style-name="T11">def</text:span></text:span><text:span text:style-name="_5f_OOoComputerSpecial"><text:span text:style-name="T11"> </text:span></text:span><text:span text:style-name="_5f_OOoComputerIdent"><text:span text:style-name="T11">load</text:span></text:span><text:span text:style-name="_5f_OOoComputerSpecial"><text:span text:style-name="T11">(</text:span></text:span><text:span text:style-name="_5f_OOoComputerIdent"><text:span text:style-name="T11">self</text:span></text:span><text:span text:style-name="_5f_OOoComputerSpecial"><text:span text:style-name="T11">):</text:span></text:span></text:p>
            <text:p text:style-name="P89"><text:span text:style-name="_5f_OOoComputerSpecial"><text:span text:style-name="T11"><text:s text:c="10"/></text:span></text:span><text:span text:style-name="_5f_OOoComputerKeyWord"><text:span text:style-name="T11">pass</text:span></text:span></text:p>
            <text:p text:style-name="P89"><text:span text:style-name="_5f_OOoComputerSpecial"><text:span text:style-name="T10"/></text:span></text:p>
            <text:p text:style-name="P89"><text:span text:style-name="_5f_OOoComputerSpecial"><text:span text:style-name="T11"><text:s text:c="5"/></text:span></text:span><text:span text:style-name="_5f_OOoComputerKeyWord"><text:span text:style-name="T11">def</text:span></text:span><text:span text:style-name="_5f_OOoComputerSpecial"><text:span text:style-name="T11"> </text:span></text:span><text:span text:style-name="_5f_OOoComputerIdent"><text:span text:style-name="T11">unload</text:span></text:span><text:span text:style-name="_5f_OOoComputerSpecial"><text:span text:style-name="T11">(</text:span></text:span><text:span text:style-name="_5f_OOoComputerIdent"><text:span text:style-name="T11">self</text:span></text:span><text:span text:style-name="_5f_OOoComputerSpecial"><text:span text:style-name="T11">):</text:span></text:span></text:p>
            <text:p text:style-name="P89"><text:span text:style-name="_5f_OOoComputerSpecial"><text:span text:style-name="T11"><text:s text:c="10"/></text:span></text:span><text:span text:style-name="_5f_OOoComputerKeyWord"><text:span text:style-name="T11">pass</text:span></text:span></text:p>
            <text:p text:style-name="P89"><text:span text:style-name="_5f_OOoComputerKeyWord"><text:span text:style-name="T11"/></text:span></text:p>
            <text:p text:style-name="P89"><text:span text:style-name="_5f_OOoComputerKeyWord"><text:span text:style-name="T11"><text:s text:c="5"/>def </text:span></text:span><text:span text:style-name="_5f_OOoComputerIdent"><text:span text:style-name="T11">input</text:span></text:span><text:span text:style-name="_5f_OOoComputerSpecial"><text:span text:style-name="T11">(</text:span></text:span><text:span text:style-name="_5f_OOoComputerIdent"><text:span text:style-name="T11">self</text:span></text:span><text:span text:style-name="_5f_OOoComputerSpecial"><text:span text:style-name="T11">,</text:span></text:span><text:span text:style-name="_5f_OOoComputerIdent"><text:span text:style-name="T11">client</text:span></text:span><text:span text:style-name="_5f_OOoComputerSpecial"><text:span text:style-name="T11">,</text:span></text:span><text:span text:style-name="_5f_OOoComputerIdent"><text:span text:style-name="T11">name</text:span></text:span><text:span text:style-name="_5f_OOoComputerSpecial"><text:span text:style-name="T11">,</text:span></text:span><text:span text:style-name="_5f_OOoComputerIdent"><text:span text:style-name="T11">text</text:span></text:span><text:span text:style-name="_5f_OOoComputerSpecial"><text:span text:style-name="T11">):</text:span></text:span></text:p>
            <text:p text:style-name="P89"><text:span text:style-name="_5f_OOoComputerKeyWord"><text:span text:style-name="T11"><text:s text:c="10"/>pass</text:span></text:span></text:p>
            <text:p text:style-name="P89"><text:span text:style-name="_5f_OOoComputerKeyWord"><text:span text:style-name="T11"/></text:span></text:p>
            <text:p text:style-name="P110"><text:span text:style-name="_5f_OOoComputerKeyWord"><text:span text:style-name="T57"><text:s text:c="5"/>def </text:span></text:span><text:span text:style-name="_5f_OOoComputerIdent"><text:span text:style-name="T64">connect</text:span></text:span><text:span text:style-name="_5f_OOoComputerSpecial"><text:span text:style-name="T57">(</text:span></text:span><text:span text:style-name="_5f_OOoComputerIdent"><text:span text:style-name="T57">self</text:span></text:span><text:span text:style-name="_5f_OOoComputerSpecial"><text:span text:style-name="T57">,</text:span></text:span><text:span text:style-name="_5f_OOoComputerIdent"><text:span text:style-name="T57">client</text:span></text:span><text:span text:style-name="_5f_OOoComputerSpecial"><text:span text:style-name="T57">):</text:span></text:span></text:p>
            <text:p text:style-name="P95"><text:span text:style-name="_5f_OOoComputerKeyWord"><text:span text:style-name="T11"><text:s text:c="10"/>pass</text:span></text:span></text:p>
            <text:p text:style-name="P89"><text:span text:style-name="_5f_OOoComputerKeyWord"><text:span text:style-name="T11"/></text:span></text:p>
            <text:p text:style-name="P89"><text:span text:style-name="_5f_OOoComputerKeyWord"><text:span text:style-name="T11"><text:s text:c="5"/>def </text:span></text:span><text:span text:style-name="_5f_OOoComputerIdent"><text:span text:style-name="T11">public</text:span></text:span><text:span text:style-name="_5f_OOoComputerSpecial"><text:span text:style-name="T11">(</text:span></text:span><text:span text:style-name="_5f_OOoComputerIdent"><text:span text:style-name="T11">self</text:span></text:span><text:span text:style-name="_5f_OOoComputerSpecial"><text:span text:style-name="T11">,</text:span></text:span><text:span text:style-name="_5f_OOoComputerIdent"><text:span text:style-name="T11">client</text:span></text:span><text:span text:style-name="_5f_OOoComputerSpecial"><text:span text:style-name="T11">,</text:span></text:span><text:span text:style-name="_5f_OOoComputerIdent"><text:span text:style-name="T11">channel</text:span></text:span><text:span text:style-name="_5f_OOoComputerSpecial"><text:span text:style-name="T11">,</text:span></text:span><text:span text:style-name="_5f_OOoComputerIdent"><text:span text:style-name="T11">user</text:span></text:span><text:span text:style-name="_5f_OOoComputerSpecial"><text:span text:style-name="T11">,</text:span></text:span><text:span text:style-name="_5f_OOoComputerIdent"><text:span text:style-name="T11">message</text:span></text:span><text:span text:style-name="_5f_OOoComputerSpecial"><text:span text:style-name="T11">):</text:span></text:span></text:p>
            <text:p text:style-name="P89"><text:span text:style-name="_5f_OOoComputerKeyWord"><text:span text:style-name="T11"><text:s text:c="10"/>pass</text:span></text:span></text:p>
            <text:p text:style-name="P89"><text:span text:style-name="_5f_OOoComputerKeyWord"><text:span text:style-name="T11"/></text:span></text:p>
            <text:p text:style-name="P89"><text:span text:style-name="_5f_OOoComputerKeyWord"><text:span text:style-name="T11"><text:s text:c="5"/>def </text:span></text:span><text:span text:style-name="_5f_OOoComputerIdent"><text:span text:style-name="T11">private</text:span></text:span><text:span text:style-name="_5f_OOoComputerSpecial"><text:span text:style-name="T11">(</text:span></text:span><text:span text:style-name="_5f_OOoComputerIdent"><text:span text:style-name="T11">self</text:span></text:span><text:span text:style-name="_5f_OOoComputerSpecial"><text:span text:style-name="T11">,</text:span></text:span><text:span text:style-name="_5f_OOoComputerIdent"><text:span text:style-name="T11">client</text:span></text:span><text:span text:style-name="_5f_OOoComputerSpecial"><text:span text:style-name="T11">,</text:span></text:span><text:span text:style-name="_5f_OOoComputerIdent"><text:span text:style-name="T11">user</text:span></text:span><text:span text:style-name="_5f_OOoComputerSpecial"><text:span text:style-name="T11">,</text:span></text:span><text:span text:style-name="_5f_OOoComputerIdent"><text:span text:style-name="T11">message</text:span></text:span><text:span text:style-name="_5f_OOoComputerSpecial"><text:span text:style-name="T11">):</text:span></text:span></text:p>
            <text:p text:style-name="P89"><text:span text:style-name="_5f_OOoComputerKeyWord"><text:span text:style-name="T11"><text:s text:c="10"/>pass</text:span></text:span></text:p>
            <text:p text:style-name="P89"><text:span text:style-name="_5f_OOoComputerKeyWord"><text:span text:style-name="T11"/></text:span></text:p>
            <text:p text:style-name="P151"><text:span text:style-name="_5f_OOoComputerKeyWord"><text:span text:style-name="T57"><text:s text:c="5"/>def </text:span></text:span><text:span text:style-name="_5f_OOoComputerIdent"><text:span text:style-name="T65">notice</text:span></text:span><text:span text:style-name="_5f_OOoComputerSpecial"><text:span text:style-name="T57">(</text:span></text:span><text:span text:style-name="_5f_OOoComputerIdent"><text:span text:style-name="T57">self</text:span></text:span><text:span text:style-name="_5f_OOoComputerSpecial"><text:span text:style-name="T57">,</text:span></text:span><text:span text:style-name="_5f_OOoComputerIdent"><text:span text:style-name="T57">client</text:span></text:span><text:span text:style-name="_5f_OOoComputerSpecial"><text:span text:style-name="T57">,</text:span></text:span><text:span text:style-name="_5f_OOoComputerIdent"><text:span text:style-name="T65">target</text:span></text:span><text:span text:style-name="_5f_OOoComputerSpecial"><text:span text:style-name="T57">,</text:span></text:span><text:span text:style-name="_5f_OOoComputerIdent"><text:span text:style-name="T57">user</text:span></text:span><text:span text:style-name="_5f_OOoComputerSpecial"><text:span text:style-name="T57">,</text:span></text:span><text:span text:style-name="_5f_OOoComputerIdent"><text:span text:style-name="T57">message</text:span></text:span><text:span text:style-name="_5f_OOoComputerSpecial"><text:span text:style-name="T57">):</text:span></text:span></text:p>
            <text:p text:style-name="P150"><text:span text:style-name="_5f_OOoComputerKeyWord"><text:span text:style-name="T11"><text:s text:c="10"/>pass</text:span></text:span></text:p>
            <text:p text:style-name="P89"><text:span text:style-name="_5f_OOoComputerKeyWord"><text:span text:style-name="T11"/></text:span></text:p>
            <text:p text:style-name="P109"><text:span text:style-name="_5f_OOoComputerKeyWord"><text:span text:style-name="T57"><text:s text:c="5"/>def </text:span></text:span><text:span text:style-name="_5f_OOoComputerIdent"><text:span text:style-name="T66">join</text:span></text:span><text:span text:style-name="_5f_OOoComputerSpecial"><text:span text:style-name="T57">(</text:span></text:span><text:span text:style-name="_5f_OOoComputerIdent"><text:span text:style-name="T57">self</text:span></text:span><text:span text:style-name="_5f_OOoComputerSpecial"><text:span text:style-name="T57">,</text:span></text:span><text:span text:style-name="_5f_OOoComputerIdent"><text:span text:style-name="T57">client</text:span></text:span><text:span text:style-name="_5f_OOoComputerSpecial"><text:span text:style-name="T57">,</text:span></text:span><text:span text:style-name="_5f_OOoComputerIdent"><text:span text:style-name="T57">channel</text:span></text:span><text:span text:style-name="_5f_OOoComputerSpecial"><text:span text:style-name="T57">,</text:span></text:span><text:span text:style-name="_5f_OOoComputerIdent"><text:span text:style-name="T57">user</text:span></text:span><text:span text:style-name="_5f_OOoComputerSpecial"><text:span text:style-name="T57">):</text:span></text:span></text:p>
            <text:p text:style-name="P94"><text:span text:style-name="_5f_OOoComputerKeyWord"><text:span text:style-name="T11"><text:s text:c="10"/>pass</text:span></text:span></text:p>
            <text:p text:style-name="P94"><text:span text:style-name="_5f_OOoComputerKeyWord"><text:span text:style-name="T11"/></text:span></text:p>
            <text:p text:style-name="P109"><text:span text:style-name="_5f_OOoComputerKeyWord"><text:span text:style-name="T57"><text:s text:c="5"/>def </text:span></text:span><text:span text:style-name="_5f_OOoComputerIdent"><text:span text:style-name="T66">part</text:span></text:span><text:span text:style-name="_5f_OOoComputerSpecial"><text:span text:style-name="T57">(</text:span></text:span><text:span text:style-name="_5f_OOoComputerIdent"><text:span text:style-name="T57">self</text:span></text:span><text:span text:style-name="_5f_OOoComputerSpecial"><text:span text:style-name="T57">,</text:span></text:span><text:span text:style-name="_5f_OOoComputerIdent"><text:span text:style-name="T57">client</text:span></text:span><text:span text:style-name="_5f_OOoComputerSpecial"><text:span text:style-name="T57">,</text:span></text:span><text:span text:style-name="_5f_OOoComputerIdent"><text:span text:style-name="T57">channel</text:span></text:span><text:span text:style-name="_5f_OOoComputerSpecial"><text:span text:style-name="T57">,</text:span></text:span><text:span text:style-name="_5f_OOoComputerIdent"><text:span text:style-name="T57">user</text:span></text:span><text:span text:style-name="_5f_OOoComputerSpecial"><text:span text:style-name="T57">):</text:span></text:span></text:p>
            <text:p text:style-name="P94"><text:span text:style-name="_5f_OOoComputerKeyWord"><text:span text:style-name="T11"><text:s text:c="10"/>pass</text:span></text:span></text:p>
            <text:p text:style-name="P94"><text:span text:style-name="_5f_OOoComputerKeyWord"><text:span text:style-name="T11"/></text:span></text:p>
            <text:p text:style-name="P109"><text:span text:style-name="_5f_OOoComputerKeyWord"><text:span text:style-name="T57"><text:s text:c="5"/>def </text:span></text:span><text:span text:style-name="_5f_OOoComputerIdent"><text:span text:style-name="T66">tick</text:span></text:span><text:span text:style-name="_5f_OOoComputerSpecial"><text:span text:style-name="T57">(</text:span></text:span><text:span text:style-name="_5f_OOoComputerIdent"><text:span text:style-name="T57">self</text:span></text:span><text:span text:style-name="_5f_OOoComputerSpecial"><text:span text:style-name="T57">,</text:span></text:span><text:span text:style-name="_5f_OOoComputerIdent"><text:span text:style-name="T57">client</text:span></text:span><text:span text:style-name="_5f_OOoComputerSpecial"><text:span text:style-name="T57">):</text:span></text:span></text:p>
            <text:p text:style-name="P94"><text:span text:style-name="_5f_OOoComputerKeyWord"><text:span text:style-name="T11"><text:s text:c="10"/>pass</text:span></text:span></text:p>
          </table:table-cell>
        </table:table-row>
      </table:table>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5"><text:span text:style-name="T30">Plugins have only two </text:span><text:span text:style-name="T27">required</text:span><text:span text:style-name="T30"> attributes: </text:span><text:span text:style-name="T18">name</text:span><text:span text:style-name="T30"> and </text:span><text:span text:style-name="T18">description</text:span><text:span text:style-name="T30">. </text:span><text:span text:style-name="T31">Plugins can also possess four other optional attributes: </text:span><text:span text:style-name="T19">author</text:span><text:span text:style-name="T31">, </text:span><text:span text:style-name="T19">version</text:span><text:span text:style-name="T31">, </text:span><text:span text:style-name="T19">source</text:span><text:span text:style-name="T31">, and </text:span><text:span text:style-name="T19">website</text:span><text:span text:style-name="T31">.</text:span></text:p>
      <text:h text:style-name="P126" text:outline-level="3"><text:bookmark-start text:name="__RefHeading___Toc382_3955666727"/>name<text:bookmark-end text:name="__RefHeading___Toc382_3955666727"/></text:h>
      <text:p text:style-name="P6"><text:span text:style-name="T30">This is the name of the plugin. It must be unique (that is, no other loaded plugin can use the same name). It can contain spaces. All plugins are required to have a </text:span><text:span text:style-name="T18">name</text:span><text:span text:style-name="T30"> attribute.</text:span></text:p>
      <text:h text:style-name="P127" text:outline-level="3"><text:bookmark-start text:name="__RefHeading___Toc384_3955666727"/>description<text:bookmark-end text:name="__RefHeading___Toc384_3955666727"/></text:h>
      <text:p text:style-name="P6"><text:span text:style-name="T30">This describes the plugin. It can also contain spaces, but it does not have to be unique. All plugins are required to have a </text:span><text:span text:style-name="T18">description</text:span><text:span text:style-name="T30"> attribute.</text:span></text:p>
      <text:h text:style-name="P126" text:outline-level="3"><text:bookmark-start text:name="__RefHeading___Toc386_3955666727"/>author<text:bookmark-end text:name="__RefHeading___Toc386_3955666727"/></text:h>
      <text:p text:style-name="P6">The name of the person (or persons) who created/maintain the plugin.</text:p>
      <text:h text:style-name="P126" text:outline-level="3"><text:bookmark-start text:name="__RefHeading___Toc388_3955666727"/>version<text:bookmark-end text:name="__RefHeading___Toc388_3955666727"/></text:h>
      <text:p text:style-name="P6">A string representing the plugin's version.</text:p>
      <text:h text:style-name="P126" text:outline-level="3"><text:bookmark-start text:name="__RefHeading___Toc390_3955666727"/>source<text:bookmark-end text:name="__RefHeading___Toc390_3955666727"/></text:h>
      <text:p text:style-name="P6">A URL to where users can obtain the source code or information about the source code of the plugin.</text:p>
      <text:h text:style-name="P126" text:outline-level="3"><text:bookmark-start text:name="__RefHeading___Toc392_3955666727"/>website<text:bookmark-end text:name="__RefHeading___Toc392_3955666727"/></text:h>
      <text:p text:style-name="P6">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6">There are five methods a plugin can have; they are not required to have any specific methods, but <text:span text:style-name="T27">they must have at least one of the methods</text:span> to be a valid plugin.</text:p>
      <text:p text:style-name="P6"/>
      <text:p text:style-name="P29"><text:span text:style-name="T36">Most of the methods are passed an instance of </text:span><text:span text:style-name="T3">twisted.words.protocols.irc.IRCClient</text:span><text:span text:style-name="T36">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6">. The instance has been modified so that any outgoing messages are displayed in the client (so, if you use the </text:span><text:span text:style-name="T4">msg()</text:span><text:span text:style-name="T36">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32"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7">Arguments</text:p>
          </table:table-cell>
          <table:table-cell table:style-name="Table4.B2" office:value-type="string">
            <text:p text:style-name="Standard">None</text:p>
          </table:table-cell>
        </table:table-row>
        <table:table-row>
          <table:table-cell table:style-name="Table4.A1" office:value-type="string">
            <text:p text:style-name="P7">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32" text:outline-level="3"><text:bookmark-start text:name="__RefHeading___Toc3319_1024624056"/><text:span text:style-name="T34">un</text:span>load<text:bookmark-end text:name="__RefHeading___Toc3319_1024624056"/></text:h>
          </table:table-cell>
          <table:table-cell table:style-name="Table5.B2" office:value-type="string">
            <text:p text:style-name="P27"/>
          </table:table-cell>
        </table:table-row>
        <table:table-row>
          <table:table-cell table:style-name="Table5.A1" office:value-type="string">
            <text:p text:style-name="P8">Arguments</text:p>
          </table:table-cell>
          <table:table-cell table:style-name="Table5.B2" office:value-type="string">
            <text:p text:style-name="P27">None</text:p>
          </table:table-cell>
        </table:table-row>
        <table:table-row>
          <table:table-cell table:style-name="Table5.A1" office:value-type="string">
            <text:p text:style-name="P8">Description</text:p>
          </table:table-cell>
          <table:table-cell table:style-name="Table5.B3" office:value-type="string">
            <text:p text:style-name="P27">This method is <text:span text:style-name="T35">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32"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2">Arguments</text:p>
          </table:table-cell>
          <table:table-cell table:style-name="Table6.B2" office:value-type="string">
            <text:p text:style-name="Standard"><text:span text:style-name="T2">client</text:span> (instance of <text:span text:style-name="T2">twisted.words.protocols.irc.IRCClient</text:span>), <text:span text:style-name="T2">name</text:span> (string), <text:span text:style-name="T2">text</text:span> (string)</text:p>
          </table:table-cell>
        </table:table-row>
        <table:table-row>
          <table:table-cell table:style-name="Table6.A1" office:value-type="string">
            <text:p text:style-name="P32">Description</text:p>
          </table:table-cell>
          <table:table-cell table:style-name="Table6.B3" office:value-type="string">
            <text:p text:style-name="Standard">This method is <text:span text:style-name="T35">executed whenever a user enters text into the Ərk IRC client and presses enter. </text:span><text:span text:style-name="T3">name</text:span><text:span text:style-name="T35"> contains the "name" of the window the text was entered into. If entered into a non-chat server console, </text:span><text:span text:style-name="T3">name</text:span><text:span text:style-name="T35"> will be set to "_Server"; other wise, </text:span><text:span text:style-name="T3">name</text:span><text:span text:style-name="T35"> will contain the name of the channel the text was entered into (if entered into a channel chat window) or the nickname of a user (if entered into a private chat window). </text:span><text:span text:style-name="T3">text</text:span><text:span text:style-name="T35">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2">True</text:span>. <text:span text:style-name="T27">Be careful with this</text:span>. It's trivially easy to implement a plugin that can prevent <text:span text:style-name="T27">any</text:span><text:span text:style-name="T30"> user input at all:</text:span></text:p>
            <text:p text:style-name="P39"/>
            <table:table table:name="Table7" table:style-name="Table7">
              <table:table-column table:style-name="Table7.A"/>
              <table:table-column table:style-name="Table7.B"/>
              <table:table-row>
                <table:table-cell table:style-name="Table7.A1" office:value-type="string">
                  <text:p text:style-name="P38">1</text:p>
                  <text:p text:style-name="P38">2</text:p>
                </table:table-cell>
                <table:table-cell table:style-name="Table7.B1" office:value-type="string">
                  <text:p text:style-name="P28"><text:span text:style-name="_5f_OOoComputerKeyWord"><text:span text:style-name="T10">def</text:span></text:span><text:span text:style-name="T10"> </text:span><text:span text:style-name="_5f_OOoComputerIdent"><text:span text:style-name="T10">input</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name</text:span></text:span><text:span text:style-name="_5f_OOoComputerSpecial"><text:span text:style-name="T10">,</text:span></text:span><text:span text:style-name="_5f_OOoComputerIdent"><text:span text:style-name="T10">text</text:span></text:span><text:span text:style-name="_5f_OOoComputerSpecial"><text:span text:style-name="T10">):</text:span></text:span></text:p>
                  <text:p text:style-name="P28"><text:span text:style-name="T10"><text:s text:c="5"/></text:span><text:span text:style-name="_5f_OOoComputerKeyWord"><text:span text:style-name="T10">return</text:span></text:span><text:span text:style-name="T10"> </text:span><text:span text:style-name="_5f_OOoComputerIdent"><text:span text:style-name="T10">True</text:span></text:span></text:p>
                </table:table-cell>
              </table:table-row>
            </table:table>
            <text:p text:style-name="P39"/>
            <text:p text:style-name="P30"><text:span text:style-name="T30">Only return </text:span><text:span text:style-name="T18">True</text:span><text:span text:style-name="T30"> if no further processing of the text is required; for example, when implementing a custom command, returning </text:span><text:span text:style-name="T18">True</text:span><text:span text:style-name="T30"> prevents the user's command input being sent to the server as a PRIVMSG.</text:span></text:p>
            <text:p text:style-name="P40"/>
            <text:p text:style-name="P41">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32" text:outline-level="3"><text:bookmark-start text:name="__RefHeading___Toc3323_1024624056"/>public<text:bookmark-end text:name="__RefHeading___Toc3323_1024624056"/></text:h>
          </table:table-cell>
          <table:table-cell table:style-name="Table8.B2" office:value-type="string">
            <text:p text:style-name="P31"/>
          </table:table-cell>
        </table:table-row>
        <table:table-row>
          <table:table-cell table:style-name="Table8.A1" office:value-type="string">
            <text:p text:style-name="P9">Arguments</text:p>
          </table:table-cell>
          <table:table-cell table:style-name="Table8.B2" office:value-type="string">
            <text:p text:style-name="P31"><text:span text:style-name="T2">client</text:span> (instance of <text:span text:style-name="T2">twisted.words.protocols.irc.IRCClient</text:span>), <text:span text:style-name="T5">channel</text:span> (string), <text:span text:style-name="T5">user</text:span> (string), <text:span text:style-name="T5">message</text:span><text:span text:style-name="T37"> (string)</text:span></text:p>
          </table:table-cell>
        </table:table-row>
        <table:table-row>
          <table:table-cell table:style-name="Table8.A1" office:value-type="string">
            <text:p text:style-name="P9">Description</text:p>
          </table:table-cell>
          <table:table-cell table:style-name="Table8.B3" office:value-type="string">
            <text:p text:style-name="P31">This method is <text:span text:style-name="T35">executed when the Ərk client receives a public (channel) chat message. </text:span><text:span text:style-name="T3">channel</text:span><text:span text:style-name="T35"> contains the name of the channel the chat originated from. </text:span><text:span text:style-name="T3">user</text:span><text:span text:style-name="T35"> contains information about the user that sent the message; this is presented in the format provided by the server: </text:span><text:span text:style-name="T3">nickname</text:span><text:span text:style-name="T21">!</text:span><text:span text:style-name="T3">username</text:span><text:span text:style-name="T21">@</text:span><text:span text:style-name="T3">hostname</text:span><text:span text:style-name="T35">. </text:span><text:span text:style-name="T3">message</text:span><text:span text:style-name="T35">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32" text:outline-level="3"><text:bookmark-start text:name="__RefHeading___Toc3325_1024624056"/>private<text:bookmark-end text:name="__RefHeading___Toc3325_1024624056"/></text:h>
          </table:table-cell>
          <table:table-cell table:style-name="Table9.B2" office:value-type="string">
            <text:p text:style-name="P31"/>
          </table:table-cell>
        </table:table-row>
        <table:table-row>
          <table:table-cell table:style-name="Table9.A1" office:value-type="string">
            <text:p text:style-name="P9">Arguments</text:p>
          </table:table-cell>
          <table:table-cell table:style-name="Table9.B2" office:value-type="string">
            <text:p text:style-name="P31"><text:span text:style-name="T2">client</text:span> (instance of <text:span text:style-name="T2">twisted.words.protocols.irc.IRCClient</text:span>), <text:span text:style-name="T5">user</text:span> (string), <text:span text:style-name="T5">message</text:span><text:span text:style-name="T37"> (string)</text:span></text:p>
          </table:table-cell>
        </table:table-row>
        <table:table-row>
          <table:table-cell table:style-name="Table9.A1" office:value-type="string">
            <text:p text:style-name="P9">Description</text:p>
          </table:table-cell>
          <table:table-cell table:style-name="Table9.B3" office:value-type="string">
            <text:p text:style-name="P31">This method is <text:span text:style-name="T35">executed when the Ərk client receives a private chat message. </text:span><text:span text:style-name="T3">user</text:span><text:span text:style-name="T35"> contains information about the user that sent the message; this is presented in the format provided by the server: </text:span><text:span text:style-name="T3">nickname</text:span><text:span text:style-name="T21">!</text:span><text:span text:style-name="T3">username</text:span><text:span text:style-name="T21">@</text:span><text:span text:style-name="T3">hostname</text:span><text:span text:style-name="T35">. </text:span><text:span text:style-name="T3">message</text:span><text:span text:style-name="T35"> contains the contents of the message sent.</text:span></text:p>
          </table:table-cell>
        </table:table-row>
      </table:table>
      <text:p text:style-name="P74"/>
      <table:table table:name="Table22" table:style-name="Table22">
        <table:table-column table:style-name="Table22.A"/>
        <table:table-column table:style-name="Table22.B"/>
        <table:table-row table:style-name="Table22.1">
          <table:table-cell table:style-name="Table22.A1" office:value-type="string">
            <text:h text:style-name="P128" text:outline-level="3"><text:bookmark-start text:name="__RefHeading___Toc3323_10246240561"/>tick<text:bookmark-end text:name="__RefHeading___Toc3323_10246240561"/></text:h>
          </table:table-cell>
          <table:table-cell table:style-name="Table22.B2" office:value-type="string">
            <text:p text:style-name="P74"/>
          </table:table-cell>
        </table:table-row>
        <table:table-row>
          <table:table-cell table:style-name="Table22.A1" office:value-type="string">
            <text:p text:style-name="P24">Arguments</text:p>
          </table:table-cell>
          <table:table-cell table:style-name="Table22.B2" office:value-type="string">
            <text:p text:style-name="P74"><text:span text:style-name="T2">client</text:span> (instance of <text:span text:style-name="T2">twisted.words.protocols.irc.IRCClient</text:span>)</text:p>
          </table:table-cell>
        </table:table-row>
        <table:table-row>
          <table:table-cell table:style-name="Table22.A1" office:value-type="string">
            <text:p text:style-name="P24">Description</text:p>
          </table:table-cell>
          <table:table-cell table:style-name="Table22.B3" office:value-type="string">
            <text:p text:style-name="P74">This method is <text:span text:style-name="T35">executed </text:span><text:span text:style-name="T52">every second</text:span><text:span text:style-name="T35"> the Ərk client </text:span><text:span text:style-name="T52">is connected to a server.</text:span></text:p>
          </table:table-cell>
        </table:table-row>
      </table:table>
      <text:p text:style-name="P75"/>
      <table:table table:name="Table23" table:style-name="Table23">
        <table:table-column table:style-name="Table23.A"/>
        <table:table-column table:style-name="Table23.B"/>
        <table:table-row table:style-name="Table23.1">
          <table:table-cell table:style-name="Table23.A1" office:value-type="string">
            <text:h text:style-name="P129" text:outline-level="3"><text:bookmark-start text:name="__RefHeading___Toc3323_10246240562"/>join<text:bookmark-end text:name="__RefHeading___Toc3323_10246240562"/></text:h>
          </table:table-cell>
          <table:table-cell table:style-name="Table23.B2" office:value-type="string">
            <text:p text:style-name="P75"/>
          </table:table-cell>
        </table:table-row>
        <table:table-row>
          <table:table-cell table:style-name="Table23.A1" office:value-type="string">
            <text:p text:style-name="P25">Arguments</text:p>
          </table:table-cell>
          <table:table-cell table:style-name="Table23.B2" office:value-type="string">
            <text:p text:style-name="P75"><text:span text:style-name="T2">client</text:span> (instance of <text:span text:style-name="T2">twisted.words.protocols.irc.IRCClient</text:span>), <text:span text:style-name="T5">channel</text:span> (string), <text:span text:style-name="T5">user</text:span> (string)</text:p>
          </table:table-cell>
        </table:table-row>
        <table:table-row>
          <table:table-cell table:style-name="Table23.A1" office:value-type="string">
            <text:p text:style-name="P25">Description</text:p>
          </table:table-cell>
          <table:table-cell table:style-name="Table23.B3" office:value-type="string">
            <text:p text:style-name="P75">This method is <text:span text:style-name="T35">executed when the Ərk client receives a </text:span><text:span text:style-name="T53">channel join notification</text:span><text:span text:style-name="T35">. </text:span><text:span text:style-name="T3">channel</text:span><text:span text:style-name="T35"> contains the name of the channel the </text:span><text:span text:style-name="T53">user joined</text:span><text:span text:style-name="T35">. </text:span><text:span text:style-name="T3">user</text:span><text:span text:style-name="T35"> contains information about the user that </text:span><text:span text:style-name="T53">joined</text:span><text:span text:style-name="T35">; this is presented in the format provided by the server: </text:span><text:span text:style-name="T3">nickname</text:span><text:span text:style-name="T21">!</text:span><text:span text:style-name="T3">username</text:span><text:span text:style-name="T21">@</text:span><text:span text:style-name="T3">hostname</text:span><text:span text:style-name="T35">. </text:span><text:span text:style-name="T3">message</text:span><text:span text:style-name="T35"> contains the contents of the message sent.</text:span></text:p>
          </table:table-cell>
        </table:table-row>
      </table:table>
      <text:p text:style-name="P75"/>
      <table:table table:name="Table24" table:style-name="Table24">
        <table:table-column table:style-name="Table24.A"/>
        <table:table-column table:style-name="Table24.B"/>
        <table:table-row table:style-name="Table24.1">
          <table:table-cell table:style-name="Table24.A1" office:value-type="string">
            <text:h text:style-name="P129" text:outline-level="3"><text:bookmark-start text:name="__RefHeading___Toc3323_10246240563"/>part<text:bookmark-end text:name="__RefHeading___Toc3323_10246240563"/></text:h>
          </table:table-cell>
          <table:table-cell table:style-name="Table24.B2" office:value-type="string">
            <text:p text:style-name="P75"/>
          </table:table-cell>
        </table:table-row>
        <table:table-row>
          <table:table-cell table:style-name="Table24.A1" office:value-type="string">
            <text:p text:style-name="P25">Arguments</text:p>
          </table:table-cell>
          <table:table-cell table:style-name="Table24.B2" office:value-type="string">
            <text:p text:style-name="P75"><text:span text:style-name="T2">client</text:span> (instance of <text:span text:style-name="T2">twisted.words.protocols.irc.IRCClient</text:span>), <text:span text:style-name="T5">channel</text:span> (string), <text:span text:style-name="T5">user</text:span> (string)</text:p>
          </table:table-cell>
        </table:table-row>
        <table:table-row>
          <table:table-cell table:style-name="Table24.A1" office:value-type="string">
            <text:p text:style-name="P25">Description</text:p>
          </table:table-cell>
          <table:table-cell table:style-name="Table24.B3" office:value-type="string">
            <text:p text:style-name="P75">This method is <text:span text:style-name="T35">executed when the Ərk client receives a </text:span><text:span text:style-name="T53">channel part notification</text:span><text:span text:style-name="T35">. </text:span><text:span text:style-name="T3">channel</text:span><text:span text:style-name="T35"> contains the name of the channel the </text:span><text:span text:style-name="T53">user left</text:span><text:span text:style-name="T35">. </text:span><text:span text:style-name="T3">user</text:span><text:span text:style-name="T35"> contains information about the user that </text:span><text:span text:style-name="T53">left the channel</text:span><text:span text:style-name="T35">; this is presented in the format provided by the server: </text:span><text:span text:style-name="T3">nickname</text:span><text:span text:style-name="T21">!</text:span><text:span text:style-name="T3">username</text:span><text:span text:style-name="T21">@</text:span><text:span text:style-name="T3">hostname</text:span><text:span text:style-name="T35">. </text:span><text:span text:style-name="T3">message</text:span><text:span text:style-name="T35"> contains the contents of the message sent.</text:span></text:p>
          </table:table-cell>
        </table:table-row>
      </table:table>
      <text:p text:style-name="P77"/>
      <table:table table:name="Table28" table:style-name="Table28">
        <table:table-column table:style-name="Table28.A"/>
        <table:table-column table:style-name="Table28.B"/>
        <table:table-row table:style-name="Table28.1">
          <table:table-cell table:style-name="Table28.A1" office:value-type="string">
            <text:h text:style-name="P130" text:outline-level="3"><text:bookmark-start text:name="__RefHeading___Toc3323_102462405611"/>connect<text:bookmark-end text:name="__RefHeading___Toc3323_102462405611"/></text:h>
          </table:table-cell>
          <table:table-cell table:style-name="Table28.B2" office:value-type="string">
            <text:p text:style-name="P77"/>
          </table:table-cell>
        </table:table-row>
        <table:table-row>
          <table:table-cell table:style-name="Table28.A1" office:value-type="string">
            <text:p text:style-name="P26">Arguments</text:p>
          </table:table-cell>
          <table:table-cell table:style-name="Table28.B2" office:value-type="string">
            <text:p text:style-name="P77"><text:span text:style-name="T2">client</text:span> (instance of <text:span text:style-name="T2">twisted.words.protocols.irc.IRCClient</text:span>)</text:p>
          </table:table-cell>
        </table:table-row>
        <table:table-row>
          <table:table-cell table:style-name="Table28.A1" office:value-type="string">
            <text:p text:style-name="P26">Description</text:p>
          </table:table-cell>
          <table:table-cell table:style-name="Table28.B3" office:value-type="string">
            <text:p text:style-name="P77">This method is <text:span text:style-name="T35">executed </text:span><text:span text:style-name="T68">when</text:span><text:span text:style-name="T35"> the Ərk client </text:span><text:span text:style-name="T52">is co</text:span><text:span text:style-name="T68">mpletes registration with a server.</text:span></text:p>
          </table:table-cell>
        </table:table-row>
      </table:table>
      <text:p text:style-name="P141"/>
      <table:table table:name="Table29" table:style-name="Table29">
        <table:table-column table:style-name="Table29.A"/>
        <table:table-column table:style-name="Table29.B"/>
        <text:soft-page-break/>
        <table:table-row table:style-name="Table29.1">
          <table:table-cell table:style-name="Table29.A1" office:value-type="string">
            <text:h text:style-name="P131" text:outline-level="3"><text:bookmark-start text:name="__RefHeading___Toc3323_10246240564"/>notice<text:bookmark-end text:name="__RefHeading___Toc3323_10246240564"/></text:h>
          </table:table-cell>
          <table:table-cell table:style-name="Table29.B2" office:value-type="string">
            <text:p text:style-name="P141"/>
          </table:table-cell>
        </table:table-row>
        <table:table-row>
          <table:table-cell table:style-name="Table29.A1" office:value-type="string">
            <text:p text:style-name="P140">Arguments</text:p>
          </table:table-cell>
          <table:table-cell table:style-name="Table29.B2" office:value-type="string">
            <text:p text:style-name="P141"><text:span text:style-name="T2">client</text:span> (instance of <text:span text:style-name="T2">twisted.words.protocols.irc.IRCClient</text:span>), <text:span text:style-name="T9">target</text:span> (string), <text:span text:style-name="T5">user</text:span> (string), <text:span text:style-name="T5">message</text:span><text:span text:style-name="T37"> (string)</text:span></text:p>
          </table:table-cell>
        </table:table-row>
        <table:table-row>
          <table:table-cell table:style-name="Table29.A1" office:value-type="string">
            <text:p text:style-name="P140">Description</text:p>
          </table:table-cell>
          <table:table-cell table:style-name="Table29.B3" office:value-type="string">
            <text:p text:style-name="P141">This method is <text:span text:style-name="T35">executed when the Ərk client receives a </text:span><text:span text:style-name="T70">notice</text:span><text:span text:style-name="T35"> message. <text:s/></text:span><text:span text:style-name="T9">target</text:span><text:span text:style-name="T35"> contains the name of the </text:span><text:span text:style-name="T70">user or</text:span><text:span text:style-name="T35"> channel the </text:span><text:span text:style-name="T70">notice was sent to</text:span><text:span text:style-name="T35">. </text:span><text:span text:style-name="T3">user</text:span><text:span text:style-name="T35"> contains information about the user that sent the message; this is presented in the format provided by the server: </text:span><text:span text:style-name="T3">nickname</text:span><text:span text:style-name="T21">!</text:span><text:span text:style-name="T3">username</text:span><text:span text:style-name="T21">@</text:span><text:span text:style-name="T3">hostname</text:span><text:span text:style-name="T35">. </text:span><text:span text:style-name="T3">message</text:span><text:span text:style-name="T35"> contains the contents of the message sent.</text:span></text:p>
          </table:table-cell>
        </table:table-row>
      </table:table>
      <text:h text:style-name="P122" text:outline-level="2"><text:bookmark-start text:name="__RefHeading___Toc438_3955666727"/>Buil<text:span text:style-name="T38">t</text:span>-In Methods<text:bookmark-end text:name="__RefHeading___Toc438_3955666727"/></text:h>
      <text:p text:style-name="P33">Plugins also contain several built-in methods to interact with the Ərk IRC client.</text:p>
      <text:p text:style-name="P33"/>
      <table:table table:name="Table10" table:style-name="Table10">
        <table:table-column table:style-name="Table10.A"/>
        <table:table-column table:style-name="Table10.B"/>
        <table:table-row table:style-name="Table10.1">
          <table:table-cell table:style-name="Table10.A1" office:value-type="string">
            <text:h text:style-name="P132" text:outline-level="3"><text:bookmark-start text:name="__RefHeading___Toc3307_1024624056"/>info<text:bookmark-end text:name="__RefHeading___Toc3307_1024624056"/></text:h>
          </table:table-cell>
          <table:table-cell table:style-name="Table10.B3" office:value-type="string">
            <text:p text:style-name="P34"/>
          </table:table-cell>
        </table:table-row>
        <table:table-row>
          <table:table-cell table:style-name="Table10.A1" office:value-type="string">
            <text:p text:style-name="P10">Arguments</text:p>
          </table:table-cell>
          <table:table-cell table:style-name="Table10.B3" office:value-type="string">
            <text:p text:style-name="P34">None</text:p>
          </table:table-cell>
        </table:table-row>
        <table:table-row>
          <table:table-cell table:style-name="Table10.A1" office:value-type="string">
            <text:p text:style-name="P11">Returns</text:p>
          </table:table-cell>
          <table:table-cell table:style-name="Table10.B3" office:value-type="string">
            <text:p text:style-name="P33">String</text:p>
          </table:table-cell>
        </table:table-row>
        <table:table-row>
          <table:table-cell table:style-name="Table10.A1" office:value-type="string">
            <text:p text:style-name="P10">Description</text:p>
          </table:table-cell>
          <table:table-cell table:style-name="Table10.B4" office:value-type="string">
            <text:p text:style-name="P33">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32" text:outline-level="3"><text:bookmark-start text:name="__RefHeading___Toc3309_1024624056"/>write<text:bookmark-end text:name="__RefHeading___Toc3309_1024624056"/></text:h>
          </table:table-cell>
          <table:table-cell table:style-name="Table11.B3" office:value-type="string">
            <text:p text:style-name="P35"/>
          </table:table-cell>
        </table:table-row>
        <table:table-row>
          <table:table-cell table:style-name="Table11.A1" office:value-type="string">
            <text:p text:style-name="P18">Arguments</text:p>
          </table:table-cell>
          <table:table-cell table:style-name="Table11.B3" office:value-type="string">
            <text:p text:style-name="P35"><text:span text:style-name="T2">name</text:span> (string), <text:span text:style-name="T2">text</text:span> (string)</text:p>
          </table:table-cell>
        </table:table-row>
        <table:table-row>
          <table:table-cell table:style-name="Table11.A1" office:value-type="string">
            <text:p text:style-name="P12">Returns</text:p>
          </table:table-cell>
          <table:table-cell table:style-name="Table11.B3" office:value-type="string">
            <text:p text:style-name="P35">Nothing</text:p>
          </table:table-cell>
        </table:table-row>
        <table:table-row>
          <table:table-cell table:style-name="Table11.A1" office:value-type="string">
            <text:p text:style-name="P18">Description</text:p>
          </table:table-cell>
          <table:table-cell table:style-name="Table11.B4" office:value-type="string">
            <text:p text:style-name="P35">Writes text to a specific Ərk chat window. <text:span text:style-name="T2">write()</text:span> can only write text to a window associated with the client that triggered the plugin method's execution. That means that <text:span text:style-name="T2">write()</text:span> can write to channel windows that the client has joined or private message sessions that are open and ongoing. <text:span text:style-name="T2">write()</text:span> cannot write text to windows associated with another client. <text:span text:style-name="T2">name</text:span> should contain the name of the channel or user nick whose window you want to write to; <text:span text:style-name="T2">text</text:span> should contain the text you want to write. <text:span text:style-name="T2">text</text:span> can contain HTML. <text:span text:style-name="T39">Any text written will not be saved to the log, if logging is turned on.</text:span></text:p>
            <text:p text:style-name="P35"/>
            <text:p text:style-name="P35">For example, to write to the chat window for the channel "#erk", you could use <text:span text:style-name="T2">self.write("#erk","This is the text to write")</text:span>.</text:p>
            <text:p text:style-name="P35"/>
            <text:p text:style-name="P69"><text:span text:style-name="T27">You cannot </text:span><text:span text:style-name="T22">write()</text:span><text:span text:style-name="T27"> text to windows associated with another client.</text:span> If you are trying to use <text:span text:style-name="T2">write()</text:span> from the <text:span text:style-name="T2">input()</text:span> method, for example, the only windows you can write to <text:span text:style-name="T27">must be on the same server the window that triggered the method is associated with</text:span>.</text:p>
            <text:p text:style-name="P69"/>
            <text:p text:style-name="P51"><text:span text:style-name="T46">This method will always fail in a plugin's </text:span><text:span text:style-name="T7">load()</text:span><text:span text:style-name="T46"> and </text:span><text:span text:style-name="T7">unload()</text:span><text:span text:style-name="T46">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ext:soft-page-break/>
        <table:table-row table:style-name="Table12.1">
          <table:table-cell table:style-name="Table12.A1" office:value-type="string">
            <text:h text:style-name="P132" text:outline-level="3"><text:bookmark-start text:name="__RefHeading___Toc3311_1024624056"/>log<text:bookmark-end text:name="__RefHeading___Toc3311_1024624056"/></text:h>
          </table:table-cell>
          <table:table-cell table:style-name="Table12.B3" office:value-type="string">
            <text:p text:style-name="P36"/>
          </table:table-cell>
        </table:table-row>
        <table:table-row>
          <table:table-cell table:style-name="Table12.A1" office:value-type="string">
            <text:p text:style-name="P19">Arguments</text:p>
          </table:table-cell>
          <table:table-cell table:style-name="Table12.B3" office:value-type="string">
            <text:p text:style-name="P36"><text:span text:style-name="T2">name</text:span> (string), <text:span text:style-name="T2">text</text:span> (string)</text:p>
          </table:table-cell>
        </table:table-row>
        <table:table-row>
          <table:table-cell table:style-name="Table12.A1" office:value-type="string">
            <text:p text:style-name="P13">Returns</text:p>
          </table:table-cell>
          <table:table-cell table:style-name="Table12.B3" office:value-type="string">
            <text:p text:style-name="P36">Nothing</text:p>
          </table:table-cell>
        </table:table-row>
        <table:table-row>
          <table:table-cell table:style-name="Table12.A1" office:value-type="string">
            <text:p text:style-name="P19">Description</text:p>
          </table:table-cell>
          <table:table-cell table:style-name="Table12.B4" office:value-type="string">
            <text:p text:style-name="P37">Writes text to a specific Ərk chat window. <text:span text:style-name="T6">log</text:span><text:span text:style-name="T2">()</text:span> can only write text to a window associated with the client that triggered the plugin method's execution. That means that <text:span text:style-name="T6">log</text:span><text:span text:style-name="T2">()</text:span> can write to channel windows that the client has joined or private message sessions that are open and ongoing. <text:span text:style-name="T6">log</text:span><text:span text:style-name="T2">()</text:span> cannot write text to windows associated with another client. <text:span text:style-name="T2">name</text:span> should contain the name of the channel or user nick whose window you want to write to; <text:span text:style-name="T2">text</text:span> should contain the text you want to write. <text:span text:style-name="T2">text</text:span> can contain HTML. <text:span text:style-name="T39">Any text written </text:span><text:span text:style-name="T29">will</text:span><text:span text:style-name="T39"> be saved to the log, if logging is turned on.</text:span></text:p>
            <text:p text:style-name="P36"/>
            <text:p text:style-name="P37">For example, to write to the chat window for the channel "#erk", you could use <text:span text:style-name="T2">self.</text:span><text:span text:style-name="T6">log</text:span><text:span text:style-name="T2">("#erk","This is the text to write")</text:span>.</text:p>
            <text:p text:style-name="P36"/>
            <text:p text:style-name="P70"><text:span text:style-name="T27">You cannot </text:span><text:span text:style-name="T23">log</text:span><text:span text:style-name="T22">()</text:span><text:span text:style-name="T27"> text to windows associated with another client.</text:span> If you are trying to use <text:span text:style-name="T6">log</text:span><text:span text:style-name="T2">()</text:span> from the <text:span text:style-name="T2">input()</text:span> method, for example, the only windows you can write to <text:span text:style-name="T27">must be on the same server the window that triggered the method is associated with</text:span>.</text:p>
            <text:p text:style-name="P70"/>
            <text:p text:style-name="P51"><text:span text:style-name="T46">This method will always fail in a plugin's </text:span><text:span text:style-name="T7">load()</text:span><text:span text:style-name="T46"> and </text:span><text:span text:style-name="T7">unload()</text:span><text:span text:style-name="T46">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32" text:outline-level="3"><text:bookmark-start text:name="__RefHeading___Toc3313_1024624056"/>console<text:bookmark-end text:name="__RefHeading___Toc3313_1024624056"/></text:h>
          </table:table-cell>
          <table:table-cell table:style-name="Table18.B3" office:value-type="string">
            <text:p text:style-name="P48"/>
          </table:table-cell>
        </table:table-row>
        <table:table-row>
          <table:table-cell table:style-name="Table18.A1" office:value-type="string">
            <text:p text:style-name="P20">Arguments</text:p>
          </table:table-cell>
          <table:table-cell table:style-name="Table18.B3" office:value-type="string">
            <text:p text:style-name="P48"><text:span text:style-name="T2">text</text:span> (string)</text:p>
          </table:table-cell>
        </table:table-row>
        <table:table-row>
          <table:table-cell table:style-name="Table18.A1" office:value-type="string">
            <text:p text:style-name="P14">Returns</text:p>
          </table:table-cell>
          <table:table-cell table:style-name="Table18.B3" office:value-type="string">
            <text:p text:style-name="P48">Nothing</text:p>
          </table:table-cell>
        </table:table-row>
        <table:table-row>
          <table:table-cell table:style-name="Table18.A1" office:value-type="string">
            <text:p text:style-name="P20">Description</text:p>
          </table:table-cell>
          <table:table-cell table:style-name="Table18.B4" office:value-type="string">
            <text:p text:style-name="P51">Writes to the console window associated with the client that triggered the plugin method's execution.<text:span text:style-name="T46"> This method will always fail in a plugin's </text:span><text:span text:style-name="T7">load()</text:span><text:span text:style-name="T46"> and </text:span><text:span text:style-name="T7">unload()</text:span><text:span text:style-name="T46">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32" text:outline-level="3"><text:bookmark-start text:name="__RefHeading___Toc3315_1024624056"/>print<text:bookmark-end text:name="__RefHeading___Toc3315_1024624056"/></text:h>
          </table:table-cell>
          <table:table-cell table:style-name="Table19.B3" office:value-type="string">
            <text:p text:style-name="P49"/>
          </table:table-cell>
        </table:table-row>
        <table:table-row>
          <table:table-cell table:style-name="Table19.A1" office:value-type="string">
            <text:p text:style-name="P21">Arguments</text:p>
          </table:table-cell>
          <table:table-cell table:style-name="Table19.B3" office:value-type="string">
            <text:p text:style-name="P49"><text:span text:style-name="T2">text</text:span> (string)</text:p>
          </table:table-cell>
        </table:table-row>
        <table:table-row>
          <table:table-cell table:style-name="Table19.A1" office:value-type="string">
            <text:p text:style-name="P15">Returns</text:p>
          </table:table-cell>
          <table:table-cell table:style-name="Table19.B3" office:value-type="string">
            <text:p text:style-name="P49">Nothing</text:p>
          </table:table-cell>
        </table:table-row>
        <table:table-row>
          <table:table-cell table:style-name="Table19.A1" office:value-type="string">
            <text:p text:style-name="P21">Description</text:p>
          </table:table-cell>
          <table:table-cell table:style-name="Table19.B4" office:value-type="string">
            <text:p text:style-name="P49">Writes to the <text:span text:style-name="T46">current window displayed in Ərk, whether it's a server console, channel chat, or private chat; if there is no current window, the method will fail silently and not display any text. This method will always fail in a plugin's </text:span><text:span text:style-name="T7">load()</text:span><text:span text:style-name="T46"> and </text:span><text:span text:style-name="T7">unload()</text:span><text:span text:style-name="T46"> methods.</text:span></text:p>
          </table:table-cell>
        </table:table-row>
      </table:table>
      <text:p text:style-name="P66"/>
      <text:p text:style-name="P66"/>
      <table:table table:name="Table20" table:style-name="Table20">
        <table:table-column table:style-name="Table20.A"/>
        <table:table-column table:style-name="Table20.B"/>
        <text:soft-page-break/>
        <table:table-row table:style-name="Table20.1">
          <table:table-cell table:style-name="Table20.A1" office:value-type="string">
            <text:h text:style-name="P133" text:outline-level="3"><text:bookmark-start text:name="__RefHeading___Toc3315_10246240561"/>exec<text:bookmark-end text:name="__RefHeading___Toc3315_10246240561"/></text:h>
          </table:table-cell>
          <table:table-cell table:style-name="Table20.B3" office:value-type="string">
            <text:p text:style-name="P50"/>
          </table:table-cell>
        </table:table-row>
        <table:table-row>
          <table:table-cell table:style-name="Table20.A1" office:value-type="string">
            <text:p text:style-name="P22">Arguments</text:p>
          </table:table-cell>
          <table:table-cell table:style-name="Table20.B3" office:value-type="string">
            <text:p text:style-name="P50"><text:span text:style-name="T8">data</text:span> (string)</text:p>
          </table:table-cell>
        </table:table-row>
        <table:table-row>
          <table:table-cell table:style-name="Table20.A1" office:value-type="string">
            <text:p text:style-name="P16">Returns</text:p>
          </table:table-cell>
          <table:table-cell table:style-name="Table20.B3" office:value-type="string">
            <text:p text:style-name="P67">Returns <text:span text:style-name="T2">True</text:span> if the command was processed, and <text:span text:style-name="T2">False</text:span> if not</text:p>
          </table:table-cell>
        </table:table-row>
        <table:table-row>
          <table:table-cell table:style-name="Table20.A1" office:value-type="string">
            <text:p text:style-name="P22">Description</text:p>
          </table:table-cell>
          <table:table-cell table:style-name="Table20.B4" office:value-type="string">
            <text:p text:style-name="P68">Processes a string as if it were input by a user into the current chat's text input. This allows plugins to execute commands without using the Twisted IRC client. If passed a string <text:span text:style-name="T27">without</text:span><text:span text:style-name="T30"> a input command, the string will be passed to the server as chat.</text:span><text:span text:style-name="T32"> This method will always fail in a plugin's </text:span><text:span text:style-name="T20">load()</text:span><text:span text:style-name="T32"> and </text:span><text:span text:style-name="T20">unload()</text:span><text:span text:style-name="T32"> methods.</text:span></text:p>
          </table:table-cell>
        </table:table-row>
      </table:table>
      <text:p text:style-name="P72"/>
      <table:table table:name="Table21" table:style-name="Table21">
        <table:table-column table:style-name="Table21.A"/>
        <table:table-column table:style-name="Table21.B"/>
        <table:table-row table:style-name="Table21.1">
          <table:table-cell table:style-name="Table21.A1" office:value-type="string">
            <text:h text:style-name="P134" text:outline-level="3"><text:bookmark-start text:name="__RefHeading___Toc3315_102462405611"/>uptime<text:bookmark-end text:name="__RefHeading___Toc3315_102462405611"/></text:h>
          </table:table-cell>
          <table:table-cell table:style-name="Table21.B3" office:value-type="string">
            <text:p text:style-name="P52"/>
          </table:table-cell>
        </table:table-row>
        <table:table-row>
          <table:table-cell table:style-name="Table21.A1" office:value-type="string">
            <text:p text:style-name="P23">Arguments</text:p>
          </table:table-cell>
          <table:table-cell table:style-name="Table21.B3" office:value-type="string">
            <text:p text:style-name="P73">None</text:p>
          </table:table-cell>
        </table:table-row>
        <table:table-row>
          <table:table-cell table:style-name="Table21.A1" office:value-type="string">
            <text:p text:style-name="P17">Returns</text:p>
          </table:table-cell>
          <table:table-cell table:style-name="Table21.B3" office:value-type="string">
            <text:p text:style-name="P73">Int</text:p>
          </table:table-cell>
        </table:table-row>
        <table:table-row>
          <table:table-cell table:style-name="Table21.A1" office:value-type="string">
            <text:p text:style-name="P23">Description</text:p>
          </table:table-cell>
          <table:table-cell table:style-name="Table21.B4" office:value-type="string">
            <text:p text:style-name="P73"><text:span text:style-name="T32">R</text:span><text:span text:style-name="T30">eturns the length of time (in seconds) that </text:span><text:span text:style-name="T33">Ərk </text:span><text:span text:style-name="T30">has been connected to the IRC server that triggered the plugin's execution. </text:span><text:span text:style-name="T32">This method will always </text:span><text:span text:style-name="T30">return 0 (zero)</text:span><text:span text:style-name="T32"> in a plugin's </text:span><text:span text:style-name="T20">load()</text:span><text:span text:style-name="T32"> and </text:span><text:span text:style-name="T20">unload()</text:span><text:span text:style-name="T32"> methods.</text:span></text:p>
          </table:table-cell>
        </table:table-row>
      </table:table>
      <text:p text:style-name="P7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1" text:outline-level="1"><text:bookmark-start text:name="__RefHeading___Toc3028_1024624056"/><text:soft-page-break/><text:span text:style-name="T71">Plugin Packages</text:span><text:bookmark-end text:name="__RefHeading___Toc3028_1024624056"/></text:h>
      <text:p text:style-name="P80">Plugins should be in their own directory in the "plugins" directory; this directory name can be any valid string for a Python module. This directory/plugin combination is called a "package".</text:p>
      <text:p text:style-name="P80">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04">dans_plugins</text:p>
            <text:list xml:id="list2153159402" text:style-name="L1">
              <text:list-item>
                <text:p text:style-name="P143">myplugin.py</text:p>
              </text:list-item>
            </text:list>
          </table:table-cell>
        </table:table-row>
      </table:table>
      <text:p text:style-name="P81"/>
      <text:p text:style-name="P80">This is all you need for a plugin package. However, how the package (and the plugins it contains) are displayed in the Ərk GUI can be further customized.</text:p>
      <text:h text:style-name="P123" text:outline-level="2"><text:bookmark-start text:name="__RefHeading___Toc3030_1024624056"/>Package Name<text:bookmark-end text:name="__RefHeading___Toc3030_1024624056"/></text:h>
      <text:p text:style-name="P83"><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82">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85"><draw:frame draw:style-name="fr3" draw:name="Image3" text:anchor-type="as-char" svg:width="3.0728in" svg:height="1.1043in" draw:z-index="2"><draw:image xlink:href="Pictures/10000201000001270000006A0251CEA92FEDE188.png" xlink:type="simple" xlink:show="embed" xlink:actuate="onLoad" loext:mime-type="image/png"/></draw:frame></text:p>
      <text:p text:style-name="P84">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44"><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43"/>
      <text:p text:style-name="P43">An icon can be specified for a plugin; this is the icon that will be displayed in Ərk's "Plugin<text:span text:style-name="T40">s</text:span>" menu. To set an icon, place a PNG with the same name as the plugin's <text:span text:style-name="T40">class file</text:span> name with the extension ".py" replaced with ".png" in the same directory as the plugin's package. The icon should be 25 pixels by 25 pixels to be displayed properly. <text:span text:style-name="T41">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46">The Ərk client has a command-line flag that will generate a "blank" plugin package, ready to be edited. It will create a directory with a Python-safe name <text:span text:style-name="T45">in the user's current directory</text:span>, and place all the files needed for a plugin in it.</text:p>
      <text:p text:style-name="P46"/>
      <table:table table:name="Table17" table:style-name="Table17">
        <table:table-column table:style-name="Table17.A"/>
        <table:table-row>
          <table:table-cell table:style-name="Table17.A1" office:value-type="string">
            <text:p text:style-name="P107"><text:span text:style-name="T44">C:\&gt;</text:span><text:span text:style-name="T42"> python erk.py --generate "My brand new plugin"</text:span></text:p>
            <text:p text:style-name="P108"><text:span text:style-name="T44">C</text:span><text:span text:style-name="T43">reating plugin package Mybrandnewplugin…</text:span></text:p>
            <text:p text:style-name="P105">Done!</text:p>
            <text:p text:style-name="P105">C:\&gt; </text:p>
          </table:table-cell>
        </table:table-row>
      </table:table>
      <text:p text:style-name="P46"/>
      <text:p text:style-name="P47">The new package will not load into Ərk; it must be edited. It includes a plugin source code skeleton ("plugin.py"), a package name file ("package.txt"), and default icons for both the package and plugin.</text:p>
      <text:p text:style-name="P47"/>
      <text:p text:style-name="P47">Once edited, simply copy the package directory into Ərk's plugin directory.</text:p>
      <text:p text:style-name="P46"/>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151_4117168616"/><text:soft-page-break/>Ərk Editor<text:bookmark-end text:name="__RefHeading___Toc3151_4117168616"/></text:h>
      <text:p text:style-name="P55"><draw:frame draw:style-name="fr1" draw:name="Image10" text:anchor-type="as-char" svg:width="5.2083in" svg:height="3.3646in" draw:z-index="6"><draw:image xlink:href="Pictures/10000201000001F4000001431D1FA70CB4689DCF.png" xlink:type="simple" xlink:show="embed" xlink:actuate="onLoad" loext:mime-type="image/png"/></draw:frame></text:p>
      <text:p text:style-name="P57"/>
      <table:table table:name="Table25" table:style-name="Table25">
        <table:table-column table:style-name="Table25.A"/>
        <table:table-column table:style-name="Table25.B"/>
        <table:table-row table:style-name="Table25.1">
          <table:table-cell table:style-name="Table25.A1" office:value-type="string">
            <text:p text:style-name="P59">Ərk has a built-in editor and development environment for writing plugins. By default, it is hidden; to make the editor accessible, open the "Plugins" menu. Click on "Development mode" to turn on development mode.</text:p>
          </table:table-cell>
          <table:table-cell table:style-name="Table25.B1" office:value-type="string">
            <text:p text:style-name="P111"><draw:frame draw:style-name="fr2" draw:name="Image5" text:anchor-type="as-char" svg:width="2.5417in" svg:height="1.6874in" draw:z-index="7"><draw:image xlink:href="Pictures/10000201000000F4000000A2417E6D4BE5490930.png" xlink:type="simple" xlink:show="embed" xlink:actuate="onLoad" loext:mime-type="image/png"/></draw:frame></text:p>
          </table:table-cell>
        </table:table-row>
      </table:table>
      <text:p text:style-name="P57"/>
      <table:table table:name="Table26" table:style-name="Table26">
        <table:table-column table:style-name="Table26.A"/>
        <table:table-column table:style-name="Table26.B"/>
        <table:table-row>
          <table:table-cell table:style-name="Table26.A1" office:value-type="string">
            <text:p text:style-name="P56"><draw:frame draw:style-name="fr2" draw:name="Image6" text:anchor-type="as-char" svg:width="2.5937in" svg:height="2.4583in" draw:z-index="8"><draw:image xlink:href="Pictures/10000201000000F9000000ECD68EC08ABC32A1A1.png" xlink:type="simple" xlink:show="embed" xlink:actuate="onLoad" loext:mime-type="image/png"/></draw:frame></text:p>
          </table:table-cell>
          <table:table-cell table:style-name="Table26.B1" office:value-type="string">
            <text:p text:style-name="P59">The next time the "Plugins" menu is opened, it will feature a number of new options. The features will remain available until "Development mode" is turned off.</text:p>
          </table:table-cell>
        </table:table-row>
      </table:table>
      <text:p text:style-name="P57"/>
      <text:p text:style-name="P57"/>
      <text:p text:style-name="P58">To start the editor, click on "Editor". The editor features colored syntax highlighting for Python code, and many of the features a code-oriented text editor would feature.</text:p>
      <text:h text:style-name="P124" text:outline-level="2"><text:bookmark-start text:name="__RefHeading___Toc3154_4117168616"/><text:soft-page-break/>Features<text:bookmark-end text:name="__RefHeading___Toc3154_4117168616"/></text:h>
      <text:p text:style-name="P60">The editor features almost everything you need to create plugins and plugin packages for Ərk easily. These tools include a package creator, a tool to export installed plugin packages, and a plugin code generator.</text:p>
      <text:p text:style-name="P57"/>
      <text:p text:style-name="P60">All three of these features can be found in the "File" menu:</text:p>
      <text:p text:style-name="P53"/>
      <text:p text:style-name="P54"><draw:frame draw:style-name="fr1" draw:name="Image7" text:anchor-type="as-char" svg:width="2.9374in" svg:height="2.8437in" draw:z-index="4"><draw:image xlink:href="Pictures/100002010000011A0000011133225A2E296AFDEC.png" xlink:type="simple" xlink:show="embed" xlink:actuate="onLoad" loext:mime-type="image/png"/></draw:frame></text:p>
      <text:p text:style-name="P53"/>
      <text:list xml:id="list3883764581" text:style-name="L2">
        <text:list-item>
          <text:p text:style-name="P135"><text:span text:style-name="T49">New package</text:span><text:span text:style-name="T47">.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11"><draw:frame draw:style-name="fr2" draw:name="Image8" text:anchor-type="as-char" svg:width="2.8854in" svg:height="1.5209in" draw:z-index="9"><draw:image xlink:href="Pictures/1000020100000115000000929F39F28081C3C95E.png" xlink:type="simple" xlink:show="embed" xlink:actuate="onLoad" loext:mime-type="image/png"/></draw:frame></text:p>
          </table:table-cell>
          <table:table-cell table:style-name="Table27.B1" office:value-type="string">
            <text:p text:style-name="P61">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31203261212625" text:continue-numbering="true" text:style-name="L2">
        <text:list-header>
          <text:p text:style-name="P135"/>
        </text:list-header>
        <text:list-item>
          <text:p text:style-name="P136"><text:span text:style-name="T48">Export package</text:span>. This will bring up a dialog allowing the user to select any installed package; the selected package will be placed in a zip archive and saved. This archive can now be installed with the "Install plugin" menu option in Ərk's "Plugins" menu.<text:line-break/></text:p>
        </text:list-item>
        <text:list-item>
          <text:p text:style-name="P136"><text:span text:style-name="T48">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p text:style-name="Standard"/>
      <text:p text:style-name="Standard"/>
      <text:h text:style-name="Heading_20_2" text:outline-level="2"><text:bookmark-start text:name="__RefHeading___Toc3157_4117168616"/><text:soft-page-break/>Development mode<text:bookmark-end text:name="__RefHeading___Toc3157_4117168616"/></text:h>
      <text:p text:style-name="P62">Development mode also activates a number of features to make plugin development easier. Every plugin entry in the "Plugins" menu gets new options:</text:p>
      <text:p text:style-name="P62"/>
      <text:p text:style-name="P63"><draw:frame draw:style-name="fr1" draw:name="Image9" text:anchor-type="as-char" svg:width="5.1563in" svg:height="1.5417in" draw:z-index="5"><draw:image xlink:href="Pictures/10000201000001EF000000947892703E3B7E48C0.png" xlink:type="simple" xlink:show="embed" xlink:actuate="onLoad" loext:mime-type="image/png"/></draw:frame></text:p>
      <text:p text:style-name="P62"/>
      <text:list xml:id="list1380598087" text:style-name="L3">
        <text:list-item>
          <text:p text:style-name="P137"><text:span text:style-name="T48">Edit</text:span>. Click to edit the plugin's source file in the editor.</text:p>
        </text:list-item>
        <text:list-item>
          <text:p text:style-name="P137"><text:span text:style-name="T48">Execute </text:span><text:span text:style-name="T2">load()</text:span>. This will force the plugin's <text:span text:style-name="T2">load()</text:span> method to execute (if the plugin has a <text:span text:style-name="T2">load()</text:span> method).</text:p>
        </text:list-item>
        <text:list-item>
          <text:p text:style-name="P137"><text:span text:style-name="T48">Execute </text:span><text:span text:style-name="T2">unload()</text:span>. This will force the plugin's <text:span text:style-name="T2">unload()</text:span> method to execute (if the plugin has an <text:span text:style-name="T2">unload()</text:span> method).</text:p>
        </text:list-item>
      </text:list>
      <text:p text:style-name="P62"/>
      <text:p text:style-name="P64">The main "Plugins" menu also gets three new options:</text:p>
      <text:p text:style-name="P65"/>
      <text:list xml:id="list3643166130" text:style-name="L4">
        <text:list-item>
          <text:p text:style-name="P138"><text:span text:style-name="T48">Editor</text:span>. This opens the code editor.</text:p>
        </text:list-item>
        <text:list-item>
          <text:p text:style-name="P139"><text:span text:style-name="T48">Open plugin directory</text:span>. This will open Ərk's plugin directory in the computer's file explorer.</text:p>
        </text:list-item>
        <text:list-item>
          <text:p text:style-name="P139"><text:span text:style-name="T48">Reload plugins</text:span>. This will reload any already loaded plugins, and any new plugins, into memory. If the plugin hasn't been loaded, the plugin's <text:span text:style-name="T2">load()</text:span> method will be executed. If the plugin has already been loaded, the plugin's <text:span text:style-name="T2">load()</text:span> method will <text:span text:style-name="T28">not</text:span><text:span text:style-name="T30"> be executed. If the plugin needs </text:span><text:span text:style-name="T18">load()</text:span><text:span text:style-name="T30"> to operate properly, use the plugin's menu entry to execute the </text:span><text:span text:style-name="T18">load()</text:span><text:span text:style-name="T30"> method.</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0"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78">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96">1</text:p>
            <text:p text:style-name="P100">2</text:p>
            <text:p text:style-name="P100">3</text:p>
            <text:p text:style-name="P100">4</text:p>
            <text:p text:style-name="P100">5</text:p>
            <text:p text:style-name="P100">6</text:p>
            <text:p text:style-name="P100">7</text:p>
            <text:p text:style-name="P100">8</text:p>
            <text:p text:style-name="P100">9</text:p>
            <text:p text:style-name="P100">10</text:p>
            <text:p text:style-name="P100">11</text:p>
            <text:p text:style-name="P100">12</text:p>
            <text:p text:style-name="P100">13</text:p>
            <text:p text:style-name="P100">14</text:p>
            <text:p text:style-name="P100">15</text:p>
            <text:p text:style-name="P100">16</text:p>
            <text:p text:style-name="P100">17</text:p>
            <text:p text:style-name="P100">18</text:p>
            <text:p text:style-name="P100">19</text:p>
          </table:table-cell>
          <table:table-cell table:style-name="Table13.B1" office:value-type="string">
            <text:p text:style-name="P90"><text:span text:style-name="_5f_OOoComputerKeyWord"><text:span text:style-name="T10">from</text:span></text:span><text:span text:style-name="T10"> </text:span><text:span text:style-name="_5f_OOoComputerIdent"><text:span text:style-name="T10">erk</text:span></text:span><text:span text:style-name="T10"> </text:span><text:span text:style-name="_5f_OOoComputerKeyWord"><text:span text:style-name="T10">import</text:span></text:span><text:span text:style-name="T10"> </text:span><text:span text:style-name="_5f_OOoComputerSpecial"><text:span text:style-name="T10">*</text:span></text:span></text:p>
            <text:p text:style-name="P90"><text:span text:style-name="_5f_OOoComputerSpecial"><text:span text:style-name="T10"/></text:span></text:p>
            <text:p text:style-name="P90"><text:span text:style-name="_5f_OOoComputerKeyWord"><text:span text:style-name="T11">class</text:span></text:span><text:span text:style-name="_5f_OOoComputerSpecial"><text:span text:style-name="T11"> </text:span></text:span><text:span text:style-name="_5f_OOoComputerIdent"><text:span text:style-name="T12">HelloWorld</text:span></text:span><text:span text:style-name="_5f_OOoComputerSpecial"><text:span text:style-name="T11">(</text:span></text:span><text:span text:style-name="_5f_OOoComputerIdent"><text:span text:style-name="T11">Plugin</text:span></text:span><text:span text:style-name="_5f_OOoComputerSpecial"><text:span text:style-name="T11">):</text:span></text:span></text:p>
            <text:p text:style-name="P90"><text:span text:style-name="_5f_OOoComputerSpecial"><text:span text:style-name="T11"><text:s text:c="5"/></text:span></text:span><text:span text:style-name="_5f_OOoComputerKeyWord"><text:span text:style-name="T11">def</text:span></text:span><text:span text:style-name="_5f_OOoComputerSpecial"><text:span text:style-name="T11"> </text:span></text:span><text:span text:style-name="_5f_OOoComputerIdent"><text:span text:style-name="T11">__init__</text:span></text:span><text:span text:style-name="_5f_OOoComputerSpecial"><text:span text:style-name="T11">(</text:span></text:span><text:span text:style-name="_5f_OOoComputerIdent"><text:span text:style-name="T11">self</text:span></text:span><text:span text:style-name="_5f_OOoComputerSpecial"><text:span text:style-name="T11">):</text:span></text:span></text:p>
            <text:p text:style-name="P90"><text:span text:style-name="_5f_OOoComputerSpecial"><text:span text:style-name="T11"><text:s text:c="10"/></text:span></text:span><text:span text:style-name="_5f_OOoComputerIdent"><text:span text:style-name="T11">self</text:span></text:span><text:span text:style-name="_5f_OOoComputerSpecial"><text:span text:style-name="T11">.</text:span></text:span><text:span text:style-name="_5f_OOoComputerIdent"><text:span text:style-name="T11">name</text:span></text:span><text:span text:style-name="_5f_OOoComputerSpecial"><text:span text:style-name="T11"> = </text:span></text:span><text:span text:style-name="_5f_OOoComputerLiteral"><text:span text:style-name="T11">"</text:span></text:span><text:span text:style-name="_5f_OOoComputerLiteral"><text:span text:style-name="T12">Hello World plugin</text:span></text:span><text:span text:style-name="_5f_OOoComputerLiteral"><text:span text:style-name="T11">"</text:span></text:span></text:p>
            <text:p text:style-name="P90"><text:span text:style-name="_5f_OOoComputerSpecial"><text:span text:style-name="T11"><text:s text:c="10"/></text:span></text:span><text:span text:style-name="_5f_OOoComputerIdent"><text:span text:style-name="T11">self</text:span></text:span><text:span text:style-name="_5f_OOoComputerSpecial"><text:span text:style-name="T11">.</text:span></text:span><text:span text:style-name="_5f_OOoComputerIdent"><text:span text:style-name="T11">description</text:span></text:span><text:span text:style-name="_5f_OOoComputerSpecial"><text:span text:style-name="T11"> = </text:span></text:span><text:span text:style-name="_5f_OOoComputerLiteral"><text:span text:style-name="T11">"Example plugin for documentation"</text:span></text:span></text:p>
            <text:p text:style-name="P90"><text:span text:style-name="_5f_OOoComputerKeyWord"><text:span text:style-name="T11"/></text:span></text:p>
            <text:p text:style-name="P90"><text:span text:style-name="_5f_OOoComputerKeyWord"><text:span text:style-name="T11"><text:s text:c="5"/>def </text:span></text:span><text:span text:style-name="_5f_OOoComputerIdent"><text:span text:style-name="T11">input</text:span></text:span><text:span text:style-name="_5f_OOoComputerSpecial"><text:span text:style-name="T11">(</text:span></text:span><text:span text:style-name="_5f_OOoComputerIdent"><text:span text:style-name="T11">self</text:span></text:span><text:span text:style-name="_5f_OOoComputerSpecial"><text:span text:style-name="T11">,</text:span></text:span><text:span text:style-name="_5f_OOoComputerIdent"><text:span text:style-name="T11">client</text:span></text:span><text:span text:style-name="_5f_OOoComputerSpecial"><text:span text:style-name="T11">,</text:span></text:span><text:span text:style-name="_5f_OOoComputerIdent"><text:span text:style-name="T11">name</text:span></text:span><text:span text:style-name="_5f_OOoComputerSpecial"><text:span text:style-name="T11">,</text:span></text:span><text:span text:style-name="_5f_OOoComputerIdent"><text:span text:style-name="T11">text</text:span></text:span><text:span text:style-name="_5f_OOoComputerSpecial"><text:span text:style-name="T11">):</text:span></text:span></text:p>
            <text:p text:style-name="P90"><text:span text:style-name="_5f_OOoComputerKeyWord"><text:span text:style-name="T12"/></text:span></text:p>
            <text:p text:style-name="P90"><text:span text:style-name="_5f_OOoComputerKeyWord"><text:span text:style-name="T12"><text:s text:c="10"/></text:span></text:span><text:span text:style-name="_5f_OOoComputerComment"><text:span text:style-name="T12"># Look for our new command</text:span></text:span></text:p>
            <text:p text:style-name="P90"><text:span text:style-name="_5f_OOoComputerKeyWord"><text:span text:style-name="T12"><text:s text:c="10"/>if </text:span></text:span><text:span text:style-name="_5f_OOoComputerIdent"><text:span text:style-name="T12">text</text:span></text:span><text:span text:style-name="_5f_OOoComputerSpecial"><text:span text:style-name="T12">==</text:span></text:span><text:span text:style-name="_5f_OOoComputerLiteral"><text:span text:style-name="T12">"/hello"</text:span></text:span><text:span text:style-name="_5f_OOoComputerSpecial"><text:span text:style-name="T12">:</text:span></text:span></text:p>
            <text:p text:style-name="P90"><text:span text:style-name="_5f_OOoComputerSpecial"><text:span text:style-name="T12"/></text:span></text:p>
            <text:p text:style-name="P90"><text:span text:style-name="_5f_OOoComputerKeyWord"><text:span text:style-name="T12"><text:s text:c="15"/></text:span></text:span><text:span text:style-name="_5f_OOoComputerComment"><text:span text:style-name="T12"># Found it! Now lets display our message</text:span></text:span></text:p>
            <text:p text:style-name="P90"><text:span text:style-name="_5f_OOoComputerComment"><text:span text:style-name="T12"><text:s text:c="15"/></text:span></text:span><text:span text:style-name="_5f_OOoComputerIdent"><text:span text:style-name="T16">self</text:span></text:span><text:span text:style-name="_5f_OOoComputerSpecial"><text:span text:style-name="T16">.</text:span></text:span><text:span text:style-name="_5f_OOoComputerIdent"><text:span text:style-name="T17">print</text:span></text:span><text:span text:style-name="_5f_OOoComputerSpecial"><text:span text:style-name="T16">(</text:span></text:span><text:span text:style-name="_5f_OOoComputerLiteral"><text:span text:style-name="T16">"Hello, world!"</text:span></text:span><text:span text:style-name="_5f_OOoComputerSpecial"><text:span text:style-name="T16">)</text:span></text:span></text:p>
            <text:p text:style-name="P90"><text:span text:style-name="_5f_OOoComputerKeyWord"><text:span text:style-name="T12"/></text:span></text:p>
            <text:p text:style-name="P90"><text:span text:style-name="_5f_OOoComputerKeyWord"><text:span text:style-name="T12"><text:s text:c="15"/></text:span></text:span><text:span text:style-name="_5f_OOoComputerComment"><text:span text:style-name="T12"># Now, we return "True" to make sure that</text:span></text:span></text:p>
            <text:p text:style-name="P90"><text:span text:style-name="_5f_OOoComputerKeyWord"><text:span text:style-name="T12"><text:s text:c="15"/></text:span></text:span><text:span text:style-name="_5f_OOoComputerComment"><text:span text:style-name="T12"># "/hello" isn't sent to the IRC server as</text:span></text:span></text:p>
            <text:p text:style-name="P90"><text:span text:style-name="_5f_OOoComputerKeyWord"><text:span text:style-name="T12"><text:s text:c="15"/></text:span></text:span><text:span text:style-name="_5f_OOoComputerComment"><text:span text:style-name="T12"># a chat messages</text:span></text:span></text:p>
            <text:p text:style-name="P90"><text:span text:style-name="_5f_OOoComputerKeyWord"><text:span text:style-name="T12"><text:s text:c="15"/>return </text:span></text:span><text:span text:style-name="_5f_OOoComputerIdent"><text:span text:style-name="T12">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5" text:outline-level="2"><text:bookmark-start text:name="__RefHeading___Toc1182_3955666727"/><text:soft-page-break/>Note taking plugin<text:bookmark-end text:name="__RefHeading___Toc1182_3955666727"/></text:h>
      <text:p text:style-name="P79">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97">1</text:p>
            <text:p text:style-name="P101">2</text:p>
            <text:p text:style-name="P101">3</text:p>
            <text:p text:style-name="P101">4</text:p>
            <text:p text:style-name="P101">5</text:p>
            <text:p text:style-name="P101">6</text:p>
            <text:p text:style-name="P101">7</text:p>
            <text:p text:style-name="P101">8</text:p>
            <text:p text:style-name="P101">9</text:p>
            <text:p text:style-name="P101">10</text:p>
            <text:p text:style-name="P101">11</text:p>
            <text:p text:style-name="P101">12</text:p>
            <text:p text:style-name="P101">13</text:p>
            <text:p text:style-name="P101">14</text:p>
            <text:p text:style-name="P101">15</text:p>
            <text:p text:style-name="P101">16</text:p>
            <text:p text:style-name="P101">17</text:p>
            <text:p text:style-name="P101">18</text:p>
            <text:p text:style-name="P101">19</text:p>
            <text:p text:style-name="P101">20</text:p>
            <text:p text:style-name="P101">21</text:p>
            <text:p text:style-name="P102">22</text:p>
            <text:p text:style-name="P102">23</text:p>
            <text:p text:style-name="P102">24</text:p>
            <text:p text:style-name="P103">25</text:p>
            <text:p text:style-name="P103">26</text:p>
            <text:p text:style-name="P103">27</text:p>
            <text:p text:style-name="P103">28</text:p>
            <text:p text:style-name="P103">29</text:p>
            <text:p text:style-name="P103">30</text:p>
            <text:p text:style-name="P103">31</text:p>
            <text:p text:style-name="P103">32</text:p>
            <text:p text:style-name="P103">33</text:p>
            <text:p text:style-name="P103">34</text:p>
            <text:p text:style-name="P103">35</text:p>
            <text:p text:style-name="P103">36</text:p>
            <text:p text:style-name="P103">37</text:p>
            <text:p text:style-name="P103">38</text:p>
            <text:p text:style-name="P103">39</text:p>
            <text:p text:style-name="P103">40</text:p>
            <text:p text:style-name="P103">41</text:p>
            <text:p text:style-name="P103">42</text:p>
            <text:p text:style-name="P103">43</text:p>
            <text:p text:style-name="P103">44</text:p>
            <text:p text:style-name="P103">45</text:p>
          </table:table-cell>
          <table:table-cell table:style-name="Table14.B1" office:value-type="string">
            <text:p text:style-name="P91"><text:span text:style-name="_5f_OOoComputerKeyWord"><text:span text:style-name="T10">from</text:span></text:span><text:span text:style-name="T10"> </text:span><text:span text:style-name="_5f_OOoComputerIdent"><text:span text:style-name="T10">erk</text:span></text:span><text:span text:style-name="T10"> </text:span><text:span text:style-name="_5f_OOoComputerKeyWord"><text:span text:style-name="T10">import</text:span></text:span><text:span text:style-name="T10"> </text:span><text:span text:style-name="_5f_OOoComputerSpecial"><text:span text:style-name="T10">*</text:span></text:span></text:p>
            <text:p text:style-name="P91"><text:span text:style-name="_5f_OOoComputerSpecial"><text:span text:style-name="T10"/></text:span></text:p>
            <text:p text:style-name="P91"><text:span text:style-name="_5f_OOoComputerKeyWord"><text:span text:style-name="T11">class</text:span></text:span><text:span text:style-name="_5f_OOoComputerSpecial"><text:span text:style-name="T11"> </text:span></text:span><text:span text:style-name="_5f_OOoComputerIdent"><text:span text:style-name="T13">Notes</text:span></text:span><text:span text:style-name="_5f_OOoComputerSpecial"><text:span text:style-name="T11">(</text:span></text:span><text:span text:style-name="_5f_OOoComputerIdent"><text:span text:style-name="T11">Plugin</text:span></text:span><text:span text:style-name="_5f_OOoComputerSpecial"><text:span text:style-name="T11">):</text:span></text:span></text:p>
            <text:p text:style-name="P91"><text:span text:style-name="_5f_OOoComputerSpecial"><text:span text:style-name="T11"><text:s text:c="5"/></text:span></text:span><text:span text:style-name="_5f_OOoComputerKeyWord"><text:span text:style-name="T11">def</text:span></text:span><text:span text:style-name="_5f_OOoComputerSpecial"><text:span text:style-name="T11"> </text:span></text:span><text:span text:style-name="_5f_OOoComputerIdent"><text:span text:style-name="T11">__init__</text:span></text:span><text:span text:style-name="_5f_OOoComputerSpecial"><text:span text:style-name="T11">(</text:span></text:span><text:span text:style-name="_5f_OOoComputerIdent"><text:span text:style-name="T11">self</text:span></text:span><text:span text:style-name="_5f_OOoComputerSpecial"><text:span text:style-name="T11">):</text:span></text:span></text:p>
            <text:p text:style-name="P91"><text:span text:style-name="_5f_OOoComputerSpecial"><text:span text:style-name="T11"><text:s text:c="10"/></text:span></text:span><text:span text:style-name="_5f_OOoComputerIdent"><text:span text:style-name="T11">self</text:span></text:span><text:span text:style-name="_5f_OOoComputerSpecial"><text:span text:style-name="T11">.</text:span></text:span><text:span text:style-name="_5f_OOoComputerIdent"><text:span text:style-name="T11">name</text:span></text:span><text:span text:style-name="_5f_OOoComputerSpecial"><text:span text:style-name="T11"> = </text:span></text:span><text:span text:style-name="_5f_OOoComputerLiteral"><text:span text:style-name="T11">"</text:span></text:span><text:span text:style-name="_5f_OOoComputerLiteral"><text:span text:style-name="T13">Note taking plugin</text:span></text:span><text:span text:style-name="_5f_OOoComputerLiteral"><text:span text:style-name="T11">"</text:span></text:span></text:p>
            <text:p text:style-name="P91"><text:span text:style-name="_5f_OOoComputerSpecial"><text:span text:style-name="T11"><text:s text:c="10"/></text:span></text:span><text:span text:style-name="_5f_OOoComputerIdent"><text:span text:style-name="T11">self</text:span></text:span><text:span text:style-name="_5f_OOoComputerSpecial"><text:span text:style-name="T11">.</text:span></text:span><text:span text:style-name="_5f_OOoComputerIdent"><text:span text:style-name="T11">description</text:span></text:span><text:span text:style-name="_5f_OOoComputerSpecial"><text:span text:style-name="T11"> = </text:span></text:span><text:span text:style-name="_5f_OOoComputerLiteral"><text:span text:style-name="T11">"Example plugin for documentation"</text:span></text:span></text:p>
            <text:p text:style-name="P91"><text:span text:style-name="_5f_OOoComputerLiteral"><text:span text:style-name="T11"><text:s text:c="10"/></text:span></text:span><text:span text:style-name="_5f_OOoComputerIdent"><text:span text:style-name="T14">self</text:span></text:span><text:span text:style-name="_5f_OOoComputerSpecial"><text:span text:style-name="T14">.</text:span></text:span><text:span text:style-name="_5f_OOoComputerIdent"><text:span text:style-name="T14">notes</text:span></text:span><text:span text:style-name="_5f_OOoComputerLiteral"><text:span text:style-name="T14"> </text:span></text:span><text:span text:style-name="_5f_OOoComputerSpecial"><text:span text:style-name="T14">=</text:span></text:span><text:span text:style-name="_5f_OOoComputerLiteral"><text:span text:style-name="T14"> </text:span></text:span><text:span text:style-name="_5f_OOoComputerSpecial"><text:span text:style-name="T14">[]</text:span></text:span></text:p>
            <text:p text:style-name="P91"><text:span text:style-name="_5f_OOoComputerKeyWord"><text:span text:style-name="T11"/></text:span></text:p>
            <text:p text:style-name="P91"><text:span text:style-name="_5f_OOoComputerKeyWord"><text:span text:style-name="T11"><text:s text:c="5"/>def </text:span></text:span><text:span text:style-name="_5f_OOoComputerIdent"><text:span text:style-name="T11">input</text:span></text:span><text:span text:style-name="_5f_OOoComputerSpecial"><text:span text:style-name="T11">(</text:span></text:span><text:span text:style-name="_5f_OOoComputerIdent"><text:span text:style-name="T11">self</text:span></text:span><text:span text:style-name="_5f_OOoComputerSpecial"><text:span text:style-name="T11">,</text:span></text:span><text:span text:style-name="_5f_OOoComputerIdent"><text:span text:style-name="T11">client</text:span></text:span><text:span text:style-name="_5f_OOoComputerSpecial"><text:span text:style-name="T11">,</text:span></text:span><text:span text:style-name="_5f_OOoComputerIdent"><text:span text:style-name="T11">name</text:span></text:span><text:span text:style-name="_5f_OOoComputerSpecial"><text:span text:style-name="T11">,</text:span></text:span><text:span text:style-name="_5f_OOoComputerIdent"><text:span text:style-name="T11">text</text:span></text:span><text:span text:style-name="_5f_OOoComputerSpecial"><text:span text:style-name="T11">):</text:span></text:span></text:p>
            <text:p text:style-name="P91"><text:span text:style-name="_5f_OOoComputerSpecial"><text:span text:style-name="T11"/></text:span></text:p>
            <text:p text:style-name="P91"><text:span text:style-name="_5f_OOoComputerKeyWord"><text:span text:style-name="T11"><text:s text:c="10"/></text:span></text:span><text:span text:style-name="_5f_OOoComputerComment"><text:span text:style-name="T14"># Tokenize the input</text:span></text:span></text:p>
            <text:p text:style-name="P91"><text:span text:style-name="_5f_OOoComputerKeyWord"><text:span text:style-name="T12"><text:s text:c="10"/></text:span></text:span><text:span text:style-name="_5f_OOoComputerIdent"><text:span text:style-name="T12">tokens </text:span></text:span><text:span text:style-name="_5f_OOoComputerSpecial"><text:span text:style-name="T12">=</text:span></text:span><text:span text:style-name="_5f_OOoComputerIdent"><text:span text:style-name="T12"> text</text:span></text:span><text:span text:style-name="_5f_OOoComputerSpecial"><text:span text:style-name="T12">.</text:span></text:span><text:span text:style-name="_5f_OOoComputerIdent"><text:span text:style-name="T12">split</text:span></text:span><text:span text:style-name="_5f_OOoComputerSpecial"><text:span text:style-name="T12">()</text:span></text:span></text:p>
            <text:p text:style-name="P91"><text:span text:style-name="_5f_OOoComputerIdent"><text:span text:style-name="T12"/></text:span></text:p>
            <text:p text:style-name="P91"><text:span text:style-name="_5f_OOoComputerIdent"><text:span text:style-name="T12"><text:s text:c="10"/></text:span></text:span><text:span text:style-name="_5f_OOoComputerComment"><text:span text:style-name="T14"># Handle the "/clear" command</text:span></text:span></text:p>
            <text:p text:style-name="P91"><text:span text:style-name="_5f_OOoComputerIdent"><text:span text:style-name="T14"><text:s text:c="10"/></text:span></text:span><text:span text:style-name="_5f_OOoComputerComment"><text:span text:style-name="T14"># This will delete any stored notes</text:span></text:span></text:p>
            <text:p text:style-name="P91"><text:span text:style-name="_5f_OOoComputerIdent"><text:span text:style-name="T12"><text:s text:c="10"/></text:span></text:span><text:span text:style-name="_5f_OOoComputerKeyWord"><text:span text:style-name="T12">if</text:span></text:span><text:span text:style-name="_5f_OOoComputerIdent"><text:span text:style-name="T12"> len</text:span></text:span><text:span text:style-name="_5f_OOoComputerSpecial"><text:span text:style-name="T12">(</text:span></text:span><text:span text:style-name="_5f_OOoComputerIdent"><text:span text:style-name="T12">tokens</text:span></text:span><text:span text:style-name="_5f_OOoComputerSpecial"><text:span text:style-name="T12">)&gt;</text:span></text:span><text:span text:style-name="_5f_OOoComputerLiteral"><text:span text:style-name="T12">0</text:span></text:span><text:span text:style-name="_5f_OOoComputerIdent"><text:span text:style-name="T12"> </text:span></text:span><text:span text:style-name="_5f_OOoComputerKeyWord"><text:span text:style-name="T12">and</text:span></text:span><text:span text:style-name="_5f_OOoComputerIdent"><text:span text:style-name="T12"> tokens</text:span></text:span><text:span text:style-name="_5f_OOoComputerSpecial"><text:span text:style-name="T12">[</text:span></text:span><text:span text:style-name="_5f_OOoComputerLiteral"><text:span text:style-name="T12">0</text:span></text:span><text:span text:style-name="_5f_OOoComputerSpecial"><text:span text:style-name="T12">].</text:span></text:span><text:span text:style-name="_5f_OOoComputerIdent"><text:span text:style-name="T12">lower</text:span></text:span><text:span text:style-name="_5f_OOoComputerSpecial"><text:span text:style-name="T12">()==</text:span></text:span><text:span text:style-name="_5f_OOoComputerLiteral"><text:span text:style-name="T12">"/clear"</text:span></text:span><text:span text:style-name="_5f_OOoComputerSpecial"><text:span text:style-name="T12">:</text:span></text:span></text:p>
            <text:p text:style-name="P91"><text:span text:style-name="_5f_OOoComputerIdent"><text:span text:style-name="T12"><text:s text:c="15"/>self</text:span></text:span><text:span text:style-name="_5f_OOoComputerSpecial"><text:span text:style-name="T12">.</text:span></text:span><text:span text:style-name="_5f_OOoComputerIdent"><text:span text:style-name="T12">notes </text:span></text:span><text:span text:style-name="_5f_OOoComputerSpecial"><text:span text:style-name="T12">=</text:span></text:span><text:span text:style-name="_5f_OOoComputerIdent"><text:span text:style-name="T12"> </text:span></text:span><text:span text:style-name="_5f_OOoComputerSpecial"><text:span text:style-name="T12">[]</text:span></text:span></text:p>
            <text:p text:style-name="P91"><text:span text:style-name="_5f_OOoComputerIdent"><text:span text:style-name="T12"><text:s text:c="15"/></text:span></text:span><text:span text:style-name="_5f_OOoComputerKeyWord"><text:span text:style-name="T12">return</text:span></text:span><text:span text:style-name="_5f_OOoComputerIdent"><text:span text:style-name="T12"> True</text:span></text:span></text:p>
            <text:p text:style-name="P91"><text:span text:style-name="_5f_OOoComputerIdent"><text:span text:style-name="T12"/></text:span></text:p>
            <text:p text:style-name="P91"><text:span text:style-name="_5f_OOoComputerIdent"><text:span text:style-name="T12"><text:s text:c="10"/></text:span></text:span><text:span text:style-name="_5f_OOoComputerComment"><text:span text:style-name="T14"># Handle the "/note" command</text:span></text:span></text:p>
            <text:p text:style-name="P91"><text:span text:style-name="_5f_OOoComputerIdent"><text:span text:style-name="T14"><text:s text:c="10"/></text:span></text:span><text:span text:style-name="_5f_OOoComputerComment"><text:span text:style-name="T14"># This adds a new note to the stored notes</text:span></text:span></text:p>
            <text:p text:style-name="P91"><text:span text:style-name="_5f_OOoComputerIdent"><text:span text:style-name="T12"><text:s text:c="10"/></text:span></text:span><text:span text:style-name="_5f_OOoComputerKeyWord"><text:span text:style-name="T12">if</text:span></text:span><text:span text:style-name="_5f_OOoComputerIdent"><text:span text:style-name="T12"> len</text:span></text:span><text:span text:style-name="_5f_OOoComputerSpecial"><text:span text:style-name="T12">(</text:span></text:span><text:span text:style-name="_5f_OOoComputerIdent"><text:span text:style-name="T12">tokens</text:span></text:span><text:span text:style-name="_5f_OOoComputerSpecial"><text:span text:style-name="T12">)&gt;</text:span></text:span><text:span text:style-name="_5f_OOoComputerLiteral"><text:span text:style-name="T12">0</text:span></text:span><text:span text:style-name="_5f_OOoComputerIdent"><text:span text:style-name="T12"> </text:span></text:span><text:span text:style-name="_5f_OOoComputerKeyWord"><text:span text:style-name="T12">and</text:span></text:span><text:span text:style-name="_5f_OOoComputerIdent"><text:span text:style-name="T12"> tokens</text:span></text:span><text:span text:style-name="_5f_OOoComputerSpecial"><text:span text:style-name="T12">[</text:span></text:span><text:span text:style-name="_5f_OOoComputerLiteral"><text:span text:style-name="T12">0</text:span></text:span><text:span text:style-name="_5f_OOoComputerSpecial"><text:span text:style-name="T12">].</text:span></text:span><text:span text:style-name="_5f_OOoComputerIdent"><text:span text:style-name="T12">lower</text:span></text:span><text:span text:style-name="_5f_OOoComputerSpecial"><text:span text:style-name="T12">()==</text:span></text:span><text:span text:style-name="_5f_OOoComputerLiteral"><text:span text:style-name="T12">"/note"</text:span></text:span><text:span text:style-name="_5f_OOoComputerSpecial"><text:span text:style-name="T12">:</text:span></text:span></text:p>
            <text:p text:style-name="P91"><text:span text:style-name="_5f_OOoComputerIdent"><text:span text:style-name="T12"><text:s text:c="15"/>tokens</text:span></text:span><text:span text:style-name="_5f_OOoComputerSpecial"><text:span text:style-name="T12">.</text:span></text:span><text:span text:style-name="_5f_OOoComputerIdent"><text:span text:style-name="T12">pop</text:span></text:span><text:span text:style-name="_5f_OOoComputerSpecial"><text:span text:style-name="T12">(</text:span></text:span><text:span text:style-name="_5f_OOoComputerLiteral"><text:span text:style-name="T12">0</text:span></text:span><text:span text:style-name="_5f_OOoComputerSpecial"><text:span text:style-name="T12">)</text:span></text:span></text:p>
            <text:p text:style-name="P91"><text:span text:style-name="_5f_OOoComputerIdent"><text:span text:style-name="T12"><text:s text:c="15"/>n </text:span></text:span><text:span text:style-name="_5f_OOoComputerSpecial"><text:span text:style-name="T12">=</text:span></text:span><text:span text:style-name="_5f_OOoComputerIdent"><text:span text:style-name="T12"> </text:span></text:span><text:span text:style-name="_5f_OOoComputerLiteral"><text:span text:style-name="T12">' '</text:span></text:span><text:span text:style-name="_5f_OOoComputerSpecial"><text:span text:style-name="T12">.</text:span></text:span><text:span text:style-name="_5f_OOoComputerIdent"><text:span text:style-name="T12">join</text:span></text:span><text:span text:style-name="_5f_OOoComputerSpecial"><text:span text:style-name="T12">(</text:span></text:span><text:span text:style-name="_5f_OOoComputerIdent"><text:span text:style-name="T12">tokens</text:span></text:span><text:span text:style-name="_5f_OOoComputerSpecial"><text:span text:style-name="T12">)</text:span></text:span></text:p>
            <text:p text:style-name="P91"><text:span text:style-name="_5f_OOoComputerIdent"><text:span text:style-name="T12"><text:s text:c="15"/>self</text:span></text:span><text:span text:style-name="_5f_OOoComputerSpecial"><text:span text:style-name="T12">.</text:span></text:span><text:span text:style-name="_5f_OOoComputerIdent"><text:span text:style-name="T12">notes</text:span></text:span><text:span text:style-name="_5f_OOoComputerSpecial"><text:span text:style-name="T12">.</text:span></text:span><text:span text:style-name="_5f_OOoComputerIdent"><text:span text:style-name="T12">append</text:span></text:span><text:span text:style-name="_5f_OOoComputerSpecial"><text:span text:style-name="T12">(</text:span></text:span><text:span text:style-name="_5f_OOoComputerIdent"><text:span text:style-name="T12">n</text:span></text:span><text:span text:style-name="_5f_OOoComputerSpecial"><text:span text:style-name="T12">)</text:span></text:span></text:p>
            <text:p text:style-name="P91"><text:span text:style-name="_5f_OOoComputerIdent"><text:span text:style-name="T12"><text:s text:c="15"/></text:span></text:span><text:span text:style-name="_5f_OOoComputerKeyWord"><text:span text:style-name="T12">return</text:span></text:span><text:span text:style-name="_5f_OOoComputerIdent"><text:span text:style-name="T12"> True</text:span></text:span></text:p>
            <text:p text:style-name="P91"><text:span text:style-name="_5f_OOoComputerIdent"><text:span text:style-name="T12"/></text:span></text:p>
            <text:p text:style-name="P91"><text:span text:style-name="_5f_OOoComputerIdent"><text:span text:style-name="T12"><text:s text:c="10"/></text:span></text:span><text:span text:style-name="_5f_OOoComputerComment"><text:span text:style-name="T14"># Handle the "/notes" command</text:span></text:span></text:p>
            <text:p text:style-name="P92"><text:span text:style-name="_5f_OOoComputerIdent"><text:span text:style-name="T14"><text:s text:c="10"/></text:span></text:span><text:span text:style-name="_5f_OOoComputerComment"><text:span text:style-name="T14"># This will display any stored notes</text:span></text:span></text:p>
            <text:p text:style-name="P91"><text:span text:style-name="_5f_OOoComputerIdent"><text:span text:style-name="T12"><text:s text:c="10"/></text:span></text:span><text:span text:style-name="_5f_OOoComputerKeyWord"><text:span text:style-name="T12">if</text:span></text:span><text:span text:style-name="_5f_OOoComputerIdent"><text:span text:style-name="T12"> len</text:span></text:span><text:span text:style-name="_5f_OOoComputerSpecial"><text:span text:style-name="T12">(</text:span></text:span><text:span text:style-name="_5f_OOoComputerIdent"><text:span text:style-name="T12">tokens</text:span></text:span><text:span text:style-name="_5f_OOoComputerSpecial"><text:span text:style-name="T12">)&gt;</text:span></text:span><text:span text:style-name="_5f_OOoComputerLiteral"><text:span text:style-name="T12">0</text:span></text:span><text:span text:style-name="_5f_OOoComputerIdent"><text:span text:style-name="T12"> </text:span></text:span><text:span text:style-name="_5f_OOoComputerKeyWord"><text:span text:style-name="T12">and</text:span></text:span><text:span text:style-name="_5f_OOoComputerIdent"><text:span text:style-name="T12"> tokens</text:span></text:span><text:span text:style-name="_5f_OOoComputerSpecial"><text:span text:style-name="T12">[</text:span></text:span><text:span text:style-name="_5f_OOoComputerLiteral"><text:span text:style-name="T12">0</text:span></text:span><text:span text:style-name="_5f_OOoComputerSpecial"><text:span text:style-name="T12">].</text:span></text:span><text:span text:style-name="_5f_OOoComputerIdent"><text:span text:style-name="T12">lower</text:span></text:span><text:span text:style-name="_5f_OOoComputerSpecial"><text:span text:style-name="T12">()==</text:span></text:span><text:span text:style-name="_5f_OOoComputerLiteral"><text:span text:style-name="T12">"/notes"</text:span></text:span><text:span text:style-name="_5f_OOoComputerSpecial"><text:span text:style-name="T12">:</text:span></text:span></text:p>
            <text:p text:style-name="P91"><text:span text:style-name="_5f_OOoComputerSpecial"><text:span text:style-name="T12"/></text:span></text:p>
            <text:p text:style-name="P91"><text:span text:style-name="_5f_OOoComputerSpecial"><text:span text:style-name="T12"><text:s text:c="15"/></text:span></text:span><text:span text:style-name="_5f_OOoComputerComment"><text:span text:style-name="T14"># If there are no stored notes, let the</text:span></text:span></text:p>
            <text:p text:style-name="P91"><text:span text:style-name="_5f_OOoComputerSpecial"><text:span text:style-name="T14"><text:s text:c="15"/></text:span></text:span><text:span text:style-name="_5f_OOoComputerComment"><text:span text:style-name="T14"># user know and return</text:span></text:span></text:p>
            <text:p text:style-name="P91"><text:span text:style-name="_5f_OOoComputerIdent"><text:span text:style-name="T12"><text:s text:c="15"/></text:span></text:span><text:span text:style-name="_5f_OOoComputerKeyWord"><text:span text:style-name="T12">if</text:span></text:span><text:span text:style-name="_5f_OOoComputerIdent"><text:span text:style-name="T12"> len</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notes</text:span></text:span><text:span text:style-name="_5f_OOoComputerSpecial"><text:span text:style-name="T12">)==</text:span></text:span><text:span text:style-name="_5f_OOoComputerLiteral"><text:span text:style-name="T12">0</text:span></text:span><text:span text:style-name="_5f_OOoComputerSpecial"><text:span text:style-name="T12">:</text:span></text:span></text:p>
            <text:p text:style-name="P91"><text:span text:style-name="_5f_OOoComputerSpecial"><text:span text:style-name="T12"><text:s text:c="20"/></text:span></text:span><text:span text:style-name="_5f_OOoComputerIdent"><text:span text:style-name="T16">self</text:span></text:span><text:span text:style-name="_5f_OOoComputerSpecial"><text:span text:style-name="T16">.</text:span></text:span><text:span text:style-name="_5f_OOoComputerIdent"><text:span text:style-name="T17">print</text:span></text:span><text:span text:style-name="_5f_OOoComputerSpecial"><text:span text:style-name="T16">(</text:span></text:span><text:span text:style-name="_5f_OOoComputerLiteral"><text:span text:style-name="T16">"No notes found"</text:span></text:span><text:span text:style-name="_5f_OOoComputerSpecial"><text:span text:style-name="T16">)</text:span></text:span></text:p>
            <text:p text:style-name="P91"><text:span text:style-name="_5f_OOoComputerIdent"><text:span text:style-name="T12"><text:s text:c="20"/></text:span></text:span><text:span text:style-name="_5f_OOoComputerKeyWord"><text:span text:style-name="T12">return</text:span></text:span><text:span text:style-name="_5f_OOoComputerIdent"><text:span text:style-name="T12"> True</text:span></text:span></text:p>
            <text:p text:style-name="P91"><text:span text:style-name="_5f_OOoComputerIdent"><text:span text:style-name="T12"/></text:span></text:p>
            <text:p text:style-name="P91"><text:span text:style-name="_5f_OOoComputerIdent"><text:span text:style-name="T12"><text:s text:c="15"/></text:span></text:span><text:span text:style-name="_5f_OOoComputerComment"><text:span text:style-name="T14"># Format the note list using HTML</text:span></text:span></text:p>
            <text:p text:style-name="P91"><text:span text:style-name="_5f_OOoComputerIdent"><text:span text:style-name="T12"><text:s text:c="15"/>t </text:span></text:span><text:span text:style-name="_5f_OOoComputerSpecial"><text:span text:style-name="T12">=</text:span></text:span><text:span text:style-name="_5f_OOoComputerIdent"><text:span text:style-name="T12"> </text:span></text:span><text:span text:style-name="_5f_OOoComputerLiteral"><text:span text:style-name="T12">"&lt;ul&gt;"</text:span></text:span></text:p>
            <text:p text:style-name="P91"><text:span text:style-name="_5f_OOoComputerIdent"><text:span text:style-name="T12"><text:s text:c="15"/></text:span></text:span><text:span text:style-name="_5f_OOoComputerKeyWord"><text:span text:style-name="T12">for</text:span></text:span><text:span text:style-name="_5f_OOoComputerIdent"><text:span text:style-name="T12"> n </text:span></text:span><text:span text:style-name="_5f_OOoComputerKeyWord"><text:span text:style-name="T12">in</text:span></text:span><text:span text:style-name="_5f_OOoComputerIdent"><text:span text:style-name="T12"> self</text:span></text:span><text:span text:style-name="_5f_OOoComputerSpecial"><text:span text:style-name="T12">.</text:span></text:span><text:span text:style-name="_5f_OOoComputerIdent"><text:span text:style-name="T12">notes</text:span></text:span><text:span text:style-name="_5f_OOoComputerSpecial"><text:span text:style-name="T12">:</text:span></text:span></text:p>
            <text:p text:style-name="P91"><text:span text:style-name="_5f_OOoComputerIdent"><text:span text:style-name="T12"><text:s text:c="20"/>t </text:span></text:span><text:span text:style-name="_5f_OOoComputerSpecial"><text:span text:style-name="T12">=</text:span></text:span><text:span text:style-name="_5f_OOoComputerIdent"><text:span text:style-name="T12"> t </text:span></text:span><text:span text:style-name="_5f_OOoComputerSpecial"><text:span text:style-name="T12">+</text:span></text:span><text:span text:style-name="_5f_OOoComputerIdent"><text:span text:style-name="T12"> </text:span></text:span><text:span text:style-name="_5f_OOoComputerLiteral"><text:span text:style-name="T12">"&lt;li&gt;"</text:span></text:span><text:span text:style-name="_5f_OOoComputerSpecial"><text:span text:style-name="T12">+</text:span></text:span><text:span text:style-name="_5f_OOoComputerIdent"><text:span text:style-name="T12">n</text:span></text:span><text:span text:style-name="_5f_OOoComputerSpecial"><text:span text:style-name="T12">+</text:span></text:span><text:span text:style-name="_5f_OOoComputerLiteral"><text:span text:style-name="T12">"&lt;/li&gt;"</text:span></text:span></text:p>
            <text:p text:style-name="P91"><text:span text:style-name="_5f_OOoComputerIdent"><text:span text:style-name="T12"><text:s text:c="15"/>t </text:span></text:span><text:span text:style-name="_5f_OOoComputerSpecial"><text:span text:style-name="T12">=</text:span></text:span><text:span text:style-name="_5f_OOoComputerIdent"><text:span text:style-name="T12"> t </text:span></text:span><text:span text:style-name="_5f_OOoComputerSpecial"><text:span text:style-name="T12">+</text:span></text:span><text:span text:style-name="_5f_OOoComputerIdent"><text:span text:style-name="T12"> </text:span></text:span><text:span text:style-name="_5f_OOoComputerLiteral"><text:span text:style-name="T12">"&lt;/ul&gt;"</text:span></text:span></text:p>
            <text:p text:style-name="P91"><text:span text:style-name="_5f_OOoComputerIdent"><text:span text:style-name="T12"/></text:span></text:p>
            <text:p text:style-name="P91"><text:span text:style-name="_5f_OOoComputerIdent"><text:span text:style-name="T12"><text:s text:c="15"/></text:span></text:span><text:span text:style-name="_5f_OOoComputerComment"><text:span text:style-name="T14"># Display the stored notes to the user</text:span></text:span></text:p>
            <text:p text:style-name="P91"><text:span text:style-name="_5f_OOoComputerComment"><text:span text:style-name="T14"><text:s text:c="15"/></text:span></text:span><text:span text:style-name="_5f_OOoComputerIdent"><text:span text:style-name="T16">self</text:span></text:span><text:span text:style-name="_5f_OOoComputerSpecial"><text:span text:style-name="T16">.</text:span></text:span><text:span text:style-name="_5f_OOoComputerIdent"><text:span text:style-name="T17">print</text:span></text:span><text:span text:style-name="_5f_OOoComputerSpecial"><text:span text:style-name="T16">(</text:span></text:span><text:span text:style-name="_5f_OOoComputerIdent"><text:span text:style-name="T16">t</text:span></text:span><text:span text:style-name="_5f_OOoComputerSpecial"><text:span text:style-name="T16">)</text:span></text:span></text:p>
          </table:table-cell>
        </table:table-row>
      </table:table>
      <text:p text:style-name="P79"/>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2" svg:font-family="Consolas" style:font-adornments="Bold" style:font-family-generic="modern" style:font-pitch="fixed"/>
    <style:font-face style:name="Consolas1"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2" fo:font-family="Consolas" style:font-style-name="Bold" style:font-family-generic="modern" style:font-pitch="fixed" fo:font-size="11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1" fo:font-family="Consolas" style:font-style-name="Bold Italic" style:font-family-generic="modern" style:font-pitch="fixed" fo:font-size="10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2"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7T09:47:06.683000000</meta:creation-date>
    <dc:date>2020-02-23T03:11:47.367000000</dc:date>
    <meta:editing-duration>P5DT7H21M2S</meta:editing-duration>
    <meta:editing-cycles>61</meta:editing-cycles>
    <meta:generator>LibreOffice/6.4.0.3$Windows_X86_64 LibreOffice_project/b0a288ab3d2d4774cb44b62f04d5d28733ac6df8</meta:generator>
    <meta:document-statistic meta:table-count="29" meta:image-count="10" meta:object-count="0" meta:page-count="16" meta:paragraph-count="423" meta:word-count="3198" meta:character-count="20043" meta:non-whitespace-character-count="16510"/>
  </office:meta>
</office:document-meta>
</file>